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46in"/>
    </style:style>
    <style:style style:name="co2" style:family="table-column">
      <style:table-column-properties fo:break-before="auto" style:column-width="1.8953in"/>
    </style:style>
    <style:style style:name="co3" style:family="table-column">
      <style:table-column-properties fo:break-before="auto" style:column-width="0.1752in"/>
    </style:style>
    <style:style style:name="co4" style:family="table-column">
      <style:table-column-properties fo:break-before="auto" style:column-width="1.9161in"/>
    </style:style>
    <style:style style:name="co5" style:family="table-column">
      <style:table-column-properties fo:break-before="auto" style:column-width="0.1236in"/>
    </style:style>
    <style:style style:name="co6" style:family="table-column">
      <style:table-column-properties fo:break-before="auto" style:column-width="2.0398in"/>
    </style:style>
    <style:style style:name="co7" style:family="table-column">
      <style:table-column-properties fo:break-before="auto" style:column-width="2.2047in"/>
    </style:style>
    <style:style style:name="co8" style:family="table-column">
      <style:table-column-properties fo:break-before="auto" style:column-width="2.3701in"/>
    </style:style>
    <style:style style:name="co9" style:family="table-column">
      <style:table-column-properties fo:break-before="auto" style:column-width="2.452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size-asian="10pt" style:language-asian="ja" style:country-asian="JP" style:font-style-asian="normal" style:font-weight-asian="bold" style:font-name-complex="Lucidasans" style:font-size-complex="10pt" style:language-complex="zxx" style:country-complex="none" style:font-style-complex="normal" style:font-weight-complex="bold" style:text-emphasize="none" style:font-relief="none"/>
    </style:style>
    <style:style style:name="ce2" style:family="table-cell" style:parent-style-name="Default" style:data-style-name="N132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ja" style:country-asian="JP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Problem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style:text-underline-mode="continuous" style:text-line-through-mode="continuous" style:font-size-asian="10pt" style:language-asian="ja" style:country-asian="JP" style:font-style-asian="normal" style:font-name-complex="Lucidasans" style:font-size-complex="10pt" style:language-complex="zxx" style:country-complex="none" style:font-style-complex="normal" style:text-emphasize="none" style:font-relief="none"/>
    </style:style>
    <style:style style:name="ce4" style:family="table-cell" style:parent-style-name="Default" style:data-style-name="N132"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6" style:family="table-cell" style:parent-style-name="Default" style:data-style-name="N132">
      <style:text-properties style:font-name="Arial" fo:font-weight="normal" style:font-weight-asian="normal" style:font-weight-complex="norm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ext-properties style:font-name="Ari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5" table:default-cell-style-name="ce7"/>
        <table:table-column table:style-name="co7" table:number-columns-repeated="2" table:default-cell-style-name="ce7"/>
        <table:table-column table:style-name="co5" table:default-cell-style-name="ce7"/>
        <table:table-column table:style-name="co7" table:number-columns-repeated="2" table:default-cell-style-name="ce7"/>
        <table:table-column table:style-name="co5" table:default-cell-style-name="ce7"/>
        <table:table-column table:style-name="co8" table:number-columns-repeated="2" table:default-cell-style-name="ce7"/>
        <table:table-column table:style-name="co5" table:default-cell-style-name="ce7"/>
        <table:table-column table:style-name="co9" table:number-columns-repeated="2" table:default-cell-style-name="ce7"/>
        <table:table-column table:style-name="co10" table:number-columns-repeated="233" table:default-cell-style-name="ce7"/>
        <table:table-row table:style-name="ro1">
          <table:table-cell table:style-name="ce1" office:value-type="string">
            <text:p>Source Value</text:p>
          </table:table-cell>
          <table:table-cell table:style-name="ce5" office:value-type="string">
            <text:p>INT</text:p>
          </table:table-cell>
          <table:table-cell/>
          <table:table-cell table:style-name="ce1" office:value-type="string">
            <text:p>Source Value</text:p>
          </table:table-cell>
          <table:table-cell table:style-name="ce5" office:value-type="string">
            <text:p>INT</text:p>
          </table:table-cell>
          <table:table-cell/>
          <table:table-cell table:style-name="ce1" office:value-type="string">
            <text:p>Source Value</text:p>
          </table:table-cell>
          <table:table-cell table:style-name="ce5" office:value-type="string">
            <text:p>INT</text:p>
          </table:table-cell>
          <table:table-cell/>
          <table:table-cell table:style-name="ce1" office:value-type="string">
            <text:p>Source Value</text:p>
          </table:table-cell>
          <table:table-cell table:style-name="ce5" office:value-type="string">
            <text:p>INT</text:p>
          </table:table-cell>
          <table:table-cell/>
          <table:table-cell table:style-name="ce1" office:value-type="string">
            <text:p>Source Value</text:p>
          </table:table-cell>
          <table:table-cell table:style-name="ce5" office:value-type="string">
            <text:p>INT</text:p>
          </table:table-cell>
          <table:table-cell/>
          <table:table-cell table:style-name="ce1" office:value-type="string">
            <text:p>Source Value</text:p>
          </table:table-cell>
          <table:table-cell table:style-name="ce5" office:value-type="string">
            <text:p>INT</text:p>
          </table:table-cell>
          <table:table-cell/>
          <table:table-cell table:style-name="ce1" office:value-type="string">
            <text:p>Source Value</text:p>
          </table:table-cell>
          <table:table-cell table:style-name="ce5" office:value-type="string">
            <text:p>INT</text:p>
          </table:table-cell>
          <table:table-cell/>
          <table:table-cell table:style-name="ce1" office:value-type="string">
            <text:p>Source Value</text:p>
          </table:table-cell>
          <table:table-cell table:style-name="ce5" office:value-type="string">
            <text:p>INT</text:p>
          </table:table-cell>
          <table:table-cell table:number-columns-repeated="233"/>
        </table:table-row>
        <table:table-row table:style-name="ro1">
          <table:table-cell table:style-name="ce2" office:value-type="float" office:value="1.00000000000001">
            <text:p>1.00000000000001000000</text:p>
          </table:table-cell>
          <table:table-cell table:style-name="ce6" table:formula="oooc:=INT([.A2])" office:value-type="float" office:value="1">
            <text:p>1.00000000000000000000</text:p>
          </table:table-cell>
          <table:table-cell table:style-name="ce8"/>
          <table:table-cell table:style-name="ce6" table:formula="oooc:=[.A2]+9" office:value-type="float" office:value="10">
            <text:p>10.00000000000000000000</text:p>
          </table:table-cell>
          <table:table-cell table:style-name="ce6" table:formula="oooc:=INT([.D2])" office:value-type="float" office:value="10">
            <text:p>10.00000000000000000000</text:p>
          </table:table-cell>
          <table:table-cell table:style-name="ce8"/>
          <table:table-cell table:style-name="ce6" table:formula="oooc:=[.D2]+90" office:value-type="float" office:value="100">
            <text:p>100.00000000000000000000</text:p>
          </table:table-cell>
          <table:table-cell table:style-name="ce6" table:formula="oooc:=INT([.G2])" office:value-type="float" office:value="100">
            <text:p>100.00000000000000000000</text:p>
          </table:table-cell>
          <table:table-cell table:style-name="ce8"/>
          <table:table-cell table:style-name="ce6" table:formula="oooc:=[.G2]+900" office:value-type="float" office:value="1000">
            <text:p>1000.00000000000000000000</text:p>
          </table:table-cell>
          <table:table-cell table:style-name="ce6" table:formula="oooc:=INT([.J2])" office:value-type="float" office:value="1000">
            <text:p>1000.00000000000000000000</text:p>
          </table:table-cell>
          <table:table-cell table:style-name="ce8"/>
          <table:table-cell table:style-name="ce6" table:formula="oooc:=[.J2]+9000" office:value-type="float" office:value="10000">
            <text:p>10000.00000000000000000000</text:p>
          </table:table-cell>
          <table:table-cell table:style-name="ce6" table:formula="oooc:=INT([.M2])" office:value-type="float" office:value="10000">
            <text:p>10000.00000000000000000000</text:p>
          </table:table-cell>
          <table:table-cell table:style-name="ce8"/>
          <table:table-cell table:style-name="ce6" table:formula="oooc:=[.M2]+90000" office:value-type="float" office:value="100000">
            <text:p>100000.00000000000000000000</text:p>
          </table:table-cell>
          <table:table-cell table:style-name="ce6" table:formula="oooc:=INT([.P2])" office:value-type="float" office:value="100000">
            <text:p>100000.00000000000000000000</text:p>
          </table:table-cell>
          <table:table-cell table:style-name="ce8"/>
          <table:table-cell table:style-name="ce6" table:formula="oooc:=[.P2]+900000" office:value-type="float" office:value="1000000">
            <text:p>1000000.00000000000000000000</text:p>
          </table:table-cell>
          <table:table-cell table:style-name="ce6" table:formula="oooc:=INT([.S2])" office:value-type="float" office:value="1000000">
            <text:p>1000000.00000000000000000000</text:p>
          </table:table-cell>
          <table:table-cell table:style-name="ce8"/>
          <table:table-cell table:style-name="ce6" table:formula="oooc:=[.S2]+9000000" office:value-type="float" office:value="10000000">
            <text:p>10000000.00000000000000000000</text:p>
          </table:table-cell>
          <table:table-cell table:style-name="ce6" table:formula="oooc:=INT([.V2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2" office:value-type="float" office:value="1.0000000000001">
            <text:p>1.00000000000010000000</text:p>
          </table:table-cell>
          <table:table-cell table:style-name="ce6" table:formula="oooc:=INT([.A3])" office:value-type="float" office:value="1">
            <text:p>1.00000000000000000000</text:p>
          </table:table-cell>
          <table:table-cell table:style-name="ce8"/>
          <table:table-cell table:style-name="ce6" table:formula="oooc:=[.A3]+9" office:value-type="float" office:value="10.0000000000001">
            <text:p>10.00000000000010000000</text:p>
          </table:table-cell>
          <table:table-cell table:style-name="ce6" table:formula="oooc:=INT([.D3])" office:value-type="float" office:value="10">
            <text:p>10.00000000000000000000</text:p>
          </table:table-cell>
          <table:table-cell table:style-name="ce8"/>
          <table:table-cell table:style-name="ce6" table:formula="oooc:=[.D3]+90" office:value-type="float" office:value="100">
            <text:p>100.00000000000000000000</text:p>
          </table:table-cell>
          <table:table-cell table:style-name="ce6" table:formula="oooc:=INT([.G3])" office:value-type="float" office:value="100">
            <text:p>100.00000000000000000000</text:p>
          </table:table-cell>
          <table:table-cell table:style-name="ce8"/>
          <table:table-cell table:style-name="ce6" table:formula="oooc:=[.G3]+900" office:value-type="float" office:value="1000">
            <text:p>1000.00000000000000000000</text:p>
          </table:table-cell>
          <table:table-cell table:style-name="ce6" table:formula="oooc:=INT([.J3])" office:value-type="float" office:value="1000">
            <text:p>1000.00000000000000000000</text:p>
          </table:table-cell>
          <table:table-cell table:style-name="ce8"/>
          <table:table-cell table:style-name="ce6" table:formula="oooc:=[.J3]+9000" office:value-type="float" office:value="10000">
            <text:p>10000.00000000000000000000</text:p>
          </table:table-cell>
          <table:table-cell table:style-name="ce6" table:formula="oooc:=INT([.M3])" office:value-type="float" office:value="10000">
            <text:p>10000.00000000000000000000</text:p>
          </table:table-cell>
          <table:table-cell table:style-name="ce8"/>
          <table:table-cell table:style-name="ce6" table:formula="oooc:=[.M3]+90000" office:value-type="float" office:value="100000">
            <text:p>100000.00000000000000000000</text:p>
          </table:table-cell>
          <table:table-cell table:style-name="ce6" table:formula="oooc:=INT([.P3])" office:value-type="float" office:value="100000">
            <text:p>100000.00000000000000000000</text:p>
          </table:table-cell>
          <table:table-cell table:style-name="ce8"/>
          <table:table-cell table:style-name="ce6" table:formula="oooc:=[.P3]+900000" office:value-type="float" office:value="1000000">
            <text:p>1000000.00000000000000000000</text:p>
          </table:table-cell>
          <table:table-cell table:style-name="ce6" table:formula="oooc:=INT([.S3])" office:value-type="float" office:value="1000000">
            <text:p>1000000.00000000000000000000</text:p>
          </table:table-cell>
          <table:table-cell table:style-name="ce8"/>
          <table:table-cell table:style-name="ce6" table:formula="oooc:=[.S3]+9000000" office:value-type="float" office:value="10000000">
            <text:p>10000000.00000000000000000000</text:p>
          </table:table-cell>
          <table:table-cell table:style-name="ce6" table:formula="oooc:=INT([.V3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2" office:value-type="float" office:value="1.000000000001">
            <text:p>1.00000000000100000000</text:p>
          </table:table-cell>
          <table:table-cell table:style-name="ce6" table:formula="oooc:=INT([.A4])" office:value-type="float" office:value="1">
            <text:p>1.00000000000000000000</text:p>
          </table:table-cell>
          <table:table-cell table:style-name="ce8"/>
          <table:table-cell table:style-name="ce6" table:formula="oooc:=[.A4]+9" office:value-type="float" office:value="10.000000000001">
            <text:p>10.00000000000100000000</text:p>
          </table:table-cell>
          <table:table-cell table:style-name="ce6" table:formula="oooc:=INT([.D4])" office:value-type="float" office:value="10">
            <text:p>10.00000000000000000000</text:p>
          </table:table-cell>
          <table:table-cell table:style-name="ce8"/>
          <table:table-cell table:style-name="ce6" table:formula="oooc:=[.D4]+90" office:value-type="float" office:value="100.000000000001">
            <text:p>100.00000000000100000000</text:p>
          </table:table-cell>
          <table:table-cell table:style-name="ce6" table:formula="oooc:=INT([.G4])" office:value-type="float" office:value="100">
            <text:p>100.00000000000000000000</text:p>
          </table:table-cell>
          <table:table-cell table:style-name="ce8"/>
          <table:table-cell table:style-name="ce6" table:formula="oooc:=[.G4]+900" office:value-type="float" office:value="1000">
            <text:p>1000.00000000000000000000</text:p>
          </table:table-cell>
          <table:table-cell table:style-name="ce6" table:formula="oooc:=INT([.J4])" office:value-type="float" office:value="1000">
            <text:p>1000.00000000000000000000</text:p>
          </table:table-cell>
          <table:table-cell table:style-name="ce8"/>
          <table:table-cell table:style-name="ce6" table:formula="oooc:=[.J4]+9000" office:value-type="float" office:value="10000">
            <text:p>10000.00000000000000000000</text:p>
          </table:table-cell>
          <table:table-cell table:style-name="ce6" table:formula="oooc:=INT([.M4])" office:value-type="float" office:value="10000">
            <text:p>10000.00000000000000000000</text:p>
          </table:table-cell>
          <table:table-cell table:style-name="ce8"/>
          <table:table-cell table:style-name="ce6" table:formula="oooc:=[.M4]+90000" office:value-type="float" office:value="100000">
            <text:p>100000.00000000000000000000</text:p>
          </table:table-cell>
          <table:table-cell table:style-name="ce6" table:formula="oooc:=INT([.P4])" office:value-type="float" office:value="100000">
            <text:p>100000.00000000000000000000</text:p>
          </table:table-cell>
          <table:table-cell table:style-name="ce8"/>
          <table:table-cell table:style-name="ce6" table:formula="oooc:=[.P4]+900000" office:value-type="float" office:value="1000000">
            <text:p>1000000.00000000000000000000</text:p>
          </table:table-cell>
          <table:table-cell table:style-name="ce6" table:formula="oooc:=INT([.S4])" office:value-type="float" office:value="1000000">
            <text:p>1000000.00000000000000000000</text:p>
          </table:table-cell>
          <table:table-cell table:style-name="ce8"/>
          <table:table-cell table:style-name="ce6" table:formula="oooc:=[.S4]+9000000" office:value-type="float" office:value="10000000">
            <text:p>10000000.00000000000000000000</text:p>
          </table:table-cell>
          <table:table-cell table:style-name="ce6" table:formula="oooc:=INT([.V4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2" office:value-type="float" office:value="1.00000000001">
            <text:p>1.00000000001000000000</text:p>
          </table:table-cell>
          <table:table-cell table:style-name="ce6" table:formula="oooc:=INT([.A5])" office:value-type="float" office:value="1">
            <text:p>1.00000000000000000000</text:p>
          </table:table-cell>
          <table:table-cell table:style-name="ce8"/>
          <table:table-cell table:style-name="ce6" table:formula="oooc:=[.A5]+9" office:value-type="float" office:value="10.00000000001">
            <text:p>10.00000000001000000000</text:p>
          </table:table-cell>
          <table:table-cell table:style-name="ce6" table:formula="oooc:=INT([.D5])" office:value-type="float" office:value="10">
            <text:p>10.00000000000000000000</text:p>
          </table:table-cell>
          <table:table-cell table:style-name="ce8"/>
          <table:table-cell table:style-name="ce6" table:formula="oooc:=[.D5]+90" office:value-type="float" office:value="100.00000000001">
            <text:p>100.00000000001000000000</text:p>
          </table:table-cell>
          <table:table-cell table:style-name="ce6" table:formula="oooc:=INT([.G5])" office:value-type="float" office:value="100">
            <text:p>100.00000000000000000000</text:p>
          </table:table-cell>
          <table:table-cell table:style-name="ce8"/>
          <table:table-cell table:style-name="ce6" table:formula="oooc:=[.G5]+900" office:value-type="float" office:value="1000.00000000001">
            <text:p>1000.00000000001000000000</text:p>
          </table:table-cell>
          <table:table-cell table:style-name="ce6" table:formula="oooc:=INT([.J5])" office:value-type="float" office:value="1000">
            <text:p>1000.00000000000000000000</text:p>
          </table:table-cell>
          <table:table-cell table:style-name="ce8"/>
          <table:table-cell table:style-name="ce6" table:formula="oooc:=[.J5]+9000" office:value-type="float" office:value="10000">
            <text:p>10000.00000000000000000000</text:p>
          </table:table-cell>
          <table:table-cell table:style-name="ce6" table:formula="oooc:=INT([.M5])" office:value-type="float" office:value="10000">
            <text:p>10000.00000000000000000000</text:p>
          </table:table-cell>
          <table:table-cell table:style-name="ce8"/>
          <table:table-cell table:style-name="ce6" table:formula="oooc:=[.M5]+90000" office:value-type="float" office:value="100000">
            <text:p>100000.00000000000000000000</text:p>
          </table:table-cell>
          <table:table-cell table:style-name="ce6" table:formula="oooc:=INT([.P5])" office:value-type="float" office:value="100000">
            <text:p>100000.00000000000000000000</text:p>
          </table:table-cell>
          <table:table-cell table:style-name="ce8"/>
          <table:table-cell table:style-name="ce6" table:formula="oooc:=[.P5]+900000" office:value-type="float" office:value="1000000">
            <text:p>1000000.00000000000000000000</text:p>
          </table:table-cell>
          <table:table-cell table:style-name="ce6" table:formula="oooc:=INT([.S5])" office:value-type="float" office:value="1000000">
            <text:p>1000000.00000000000000000000</text:p>
          </table:table-cell>
          <table:table-cell table:style-name="ce8"/>
          <table:table-cell table:style-name="ce6" table:formula="oooc:=[.S5]+9000000" office:value-type="float" office:value="10000000">
            <text:p>10000000.00000000000000000000</text:p>
          </table:table-cell>
          <table:table-cell table:style-name="ce6" table:formula="oooc:=INT([.V5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2" office:value-type="float" office:value="1.0000000001">
            <text:p>1.00000000010000000000</text:p>
          </table:table-cell>
          <table:table-cell table:style-name="ce6" table:formula="oooc:=INT([.A6])" office:value-type="float" office:value="1">
            <text:p>1.00000000000000000000</text:p>
          </table:table-cell>
          <table:table-cell table:style-name="ce8"/>
          <table:table-cell table:style-name="ce6" table:formula="oooc:=[.A6]+9" office:value-type="float" office:value="10.0000000001">
            <text:p>10.00000000010000000000</text:p>
          </table:table-cell>
          <table:table-cell table:style-name="ce6" table:formula="oooc:=INT([.D6])" office:value-type="float" office:value="10">
            <text:p>10.00000000000000000000</text:p>
          </table:table-cell>
          <table:table-cell table:style-name="ce8"/>
          <table:table-cell table:style-name="ce6" table:formula="oooc:=[.D6]+90" office:value-type="float" office:value="100.0000000001">
            <text:p>100.00000000010000000000</text:p>
          </table:table-cell>
          <table:table-cell table:style-name="ce6" table:formula="oooc:=INT([.G6])" office:value-type="float" office:value="100">
            <text:p>100.00000000000000000000</text:p>
          </table:table-cell>
          <table:table-cell table:style-name="ce8"/>
          <table:table-cell table:style-name="ce6" table:formula="oooc:=[.G6]+900" office:value-type="float" office:value="1000.0000000001">
            <text:p>1000.00000000010000000000</text:p>
          </table:table-cell>
          <table:table-cell table:style-name="ce6" table:formula="oooc:=INT([.J6])" office:value-type="float" office:value="1000">
            <text:p>1000.00000000000000000000</text:p>
          </table:table-cell>
          <table:table-cell table:style-name="ce8"/>
          <table:table-cell table:style-name="ce6" table:formula="oooc:=[.J6]+9000" office:value-type="float" office:value="10000.0000000001">
            <text:p>10000.00000000010000000000</text:p>
          </table:table-cell>
          <table:table-cell table:style-name="ce6" table:formula="oooc:=INT([.M6])" office:value-type="float" office:value="10000">
            <text:p>10000.00000000000000000000</text:p>
          </table:table-cell>
          <table:table-cell table:style-name="ce8"/>
          <table:table-cell table:style-name="ce6" table:formula="oooc:=[.M6]+90000" office:value-type="float" office:value="100000">
            <text:p>100000.00000000000000000000</text:p>
          </table:table-cell>
          <table:table-cell table:style-name="ce6" table:formula="oooc:=INT([.P6])" office:value-type="float" office:value="100000">
            <text:p>100000.00000000000000000000</text:p>
          </table:table-cell>
          <table:table-cell table:style-name="ce8"/>
          <table:table-cell table:style-name="ce6" table:formula="oooc:=[.P6]+900000" office:value-type="float" office:value="1000000">
            <text:p>1000000.00000000000000000000</text:p>
          </table:table-cell>
          <table:table-cell table:style-name="ce6" table:formula="oooc:=INT([.S6])" office:value-type="float" office:value="1000000">
            <text:p>1000000.00000000000000000000</text:p>
          </table:table-cell>
          <table:table-cell table:style-name="ce8"/>
          <table:table-cell table:style-name="ce6" table:formula="oooc:=[.S6]+9000000" office:value-type="float" office:value="10000000">
            <text:p>10000000.00000000000000000000</text:p>
          </table:table-cell>
          <table:table-cell table:style-name="ce6" table:formula="oooc:=INT([.V6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2" office:value-type="float" office:value="1.000000001">
            <text:p>1.00000000100000000000</text:p>
          </table:table-cell>
          <table:table-cell table:style-name="ce6" table:formula="oooc:=INT([.A7])" office:value-type="float" office:value="1">
            <text:p>1.00000000000000000000</text:p>
          </table:table-cell>
          <table:table-cell table:style-name="ce8"/>
          <table:table-cell table:style-name="ce6" table:formula="oooc:=[.A7]+9" office:value-type="float" office:value="10.000000001">
            <text:p>10.00000000100000000000</text:p>
          </table:table-cell>
          <table:table-cell table:style-name="ce6" table:formula="oooc:=INT([.D7])" office:value-type="float" office:value="10">
            <text:p>10.00000000000000000000</text:p>
          </table:table-cell>
          <table:table-cell table:style-name="ce8"/>
          <table:table-cell table:style-name="ce6" table:formula="oooc:=[.D7]+90" office:value-type="float" office:value="100.000000001">
            <text:p>100.00000000100000000000</text:p>
          </table:table-cell>
          <table:table-cell table:style-name="ce6" table:formula="oooc:=INT([.G7])" office:value-type="float" office:value="100">
            <text:p>100.00000000000000000000</text:p>
          </table:table-cell>
          <table:table-cell table:style-name="ce8"/>
          <table:table-cell table:style-name="ce6" table:formula="oooc:=[.G7]+900" office:value-type="float" office:value="1000.000000001">
            <text:p>1000.00000000100000000000</text:p>
          </table:table-cell>
          <table:table-cell table:style-name="ce6" table:formula="oooc:=INT([.J7])" office:value-type="float" office:value="1000">
            <text:p>1000.00000000000000000000</text:p>
          </table:table-cell>
          <table:table-cell table:style-name="ce8"/>
          <table:table-cell table:style-name="ce6" table:formula="oooc:=[.J7]+9000" office:value-type="float" office:value="10000.000000001">
            <text:p>10000.00000000100000000000</text:p>
          </table:table-cell>
          <table:table-cell table:style-name="ce6" table:formula="oooc:=INT([.M7])" office:value-type="float" office:value="10000">
            <text:p>10000.00000000000000000000</text:p>
          </table:table-cell>
          <table:table-cell table:style-name="ce8"/>
          <table:table-cell table:style-name="ce6" table:formula="oooc:=[.M7]+90000" office:value-type="float" office:value="100000.000000001">
            <text:p>100000.00000000100000000000</text:p>
          </table:table-cell>
          <table:table-cell table:style-name="ce6" table:formula="oooc:=INT([.P7])" office:value-type="float" office:value="100000">
            <text:p>100000.00000000000000000000</text:p>
          </table:table-cell>
          <table:table-cell table:style-name="ce8"/>
          <table:table-cell table:style-name="ce6" table:formula="oooc:=[.P7]+900000" office:value-type="float" office:value="1000000">
            <text:p>1000000.00000000000000000000</text:p>
          </table:table-cell>
          <table:table-cell table:style-name="ce6" table:formula="oooc:=INT([.S7])" office:value-type="float" office:value="1000000">
            <text:p>1000000.00000000000000000000</text:p>
          </table:table-cell>
          <table:table-cell table:style-name="ce8"/>
          <table:table-cell table:style-name="ce6" table:formula="oooc:=[.S7]+9000000" office:value-type="float" office:value="10000000">
            <text:p>10000000.00000000000000000000</text:p>
          </table:table-cell>
          <table:table-cell table:style-name="ce6" table:formula="oooc:=INT([.V7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2" office:value-type="float" office:value="1.00000001">
            <text:p>1.00000001000000000000</text:p>
          </table:table-cell>
          <table:table-cell table:style-name="ce6" table:formula="oooc:=INT([.A8])" office:value-type="float" office:value="1">
            <text:p>1.00000000000000000000</text:p>
          </table:table-cell>
          <table:table-cell table:style-name="ce8"/>
          <table:table-cell table:style-name="ce6" table:formula="oooc:=[.A8]+9" office:value-type="float" office:value="10.00000001">
            <text:p>10.00000001000000000000</text:p>
          </table:table-cell>
          <table:table-cell table:style-name="ce6" table:formula="oooc:=INT([.D8])" office:value-type="float" office:value="10">
            <text:p>10.00000000000000000000</text:p>
          </table:table-cell>
          <table:table-cell table:style-name="ce8"/>
          <table:table-cell table:style-name="ce6" table:formula="oooc:=[.D8]+90" office:value-type="float" office:value="100.00000001">
            <text:p>100.00000001000000000000</text:p>
          </table:table-cell>
          <table:table-cell table:style-name="ce6" table:formula="oooc:=INT([.G8])" office:value-type="float" office:value="100">
            <text:p>100.00000000000000000000</text:p>
          </table:table-cell>
          <table:table-cell table:style-name="ce8"/>
          <table:table-cell table:style-name="ce6" table:formula="oooc:=[.G8]+900" office:value-type="float" office:value="1000.00000001">
            <text:p>1000.00000001000000000000</text:p>
          </table:table-cell>
          <table:table-cell table:style-name="ce6" table:formula="oooc:=INT([.J8])" office:value-type="float" office:value="1000">
            <text:p>1000.00000000000000000000</text:p>
          </table:table-cell>
          <table:table-cell table:style-name="ce8"/>
          <table:table-cell table:style-name="ce6" table:formula="oooc:=[.J8]+9000" office:value-type="float" office:value="10000.00000001">
            <text:p>10000.00000001000000000000</text:p>
          </table:table-cell>
          <table:table-cell table:style-name="ce6" table:formula="oooc:=INT([.M8])" office:value-type="float" office:value="10000">
            <text:p>10000.00000000000000000000</text:p>
          </table:table-cell>
          <table:table-cell table:style-name="ce8"/>
          <table:table-cell table:style-name="ce6" table:formula="oooc:=[.M8]+90000" office:value-type="float" office:value="100000.00000001">
            <text:p>100000.00000001000000000000</text:p>
          </table:table-cell>
          <table:table-cell table:style-name="ce6" table:formula="oooc:=INT([.P8])" office:value-type="float" office:value="100000">
            <text:p>100000.00000000000000000000</text:p>
          </table:table-cell>
          <table:table-cell table:style-name="ce8"/>
          <table:table-cell table:style-name="ce6" table:formula="oooc:=[.P8]+900000" office:value-type="float" office:value="1000000.00000001">
            <text:p>1000000.00000001000000000000</text:p>
          </table:table-cell>
          <table:table-cell table:style-name="ce6" table:formula="oooc:=INT([.S8])" office:value-type="float" office:value="1000000">
            <text:p>1000000.00000000000000000000</text:p>
          </table:table-cell>
          <table:table-cell table:style-name="ce8"/>
          <table:table-cell table:style-name="ce6" table:formula="oooc:=[.S8]+9000000" office:value-type="float" office:value="10000000">
            <text:p>10000000.00000000000000000000</text:p>
          </table:table-cell>
          <table:table-cell table:style-name="ce6" table:formula="oooc:=INT([.V8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2" office:value-type="float" office:value="1.0000001">
            <text:p>1.00000010000000000000</text:p>
          </table:table-cell>
          <table:table-cell table:style-name="ce6" table:formula="oooc:=INT([.A9])" office:value-type="float" office:value="1">
            <text:p>1.00000000000000000000</text:p>
          </table:table-cell>
          <table:table-cell table:style-name="ce8"/>
          <table:table-cell table:style-name="ce6" table:formula="oooc:=[.A9]+9" office:value-type="float" office:value="10.0000001">
            <text:p>10.00000010000000000000</text:p>
          </table:table-cell>
          <table:table-cell table:style-name="ce6" table:formula="oooc:=INT([.D9])" office:value-type="float" office:value="10">
            <text:p>10.00000000000000000000</text:p>
          </table:table-cell>
          <table:table-cell table:style-name="ce8"/>
          <table:table-cell table:style-name="ce6" table:formula="oooc:=[.D9]+90" office:value-type="float" office:value="100.0000001">
            <text:p>100.00000010000000000000</text:p>
          </table:table-cell>
          <table:table-cell table:style-name="ce6" table:formula="oooc:=INT([.G9])" office:value-type="float" office:value="100">
            <text:p>100.00000000000000000000</text:p>
          </table:table-cell>
          <table:table-cell table:style-name="ce8"/>
          <table:table-cell table:style-name="ce6" table:formula="oooc:=[.G9]+900" office:value-type="float" office:value="1000.0000001">
            <text:p>1000.00000010000000000000</text:p>
          </table:table-cell>
          <table:table-cell table:style-name="ce6" table:formula="oooc:=INT([.J9])" office:value-type="float" office:value="1000">
            <text:p>1000.00000000000000000000</text:p>
          </table:table-cell>
          <table:table-cell table:style-name="ce8"/>
          <table:table-cell table:style-name="ce6" table:formula="oooc:=[.J9]+9000" office:value-type="float" office:value="10000.0000001">
            <text:p>10000.00000010000000000000</text:p>
          </table:table-cell>
          <table:table-cell table:style-name="ce6" table:formula="oooc:=INT([.M9])" office:value-type="float" office:value="10000">
            <text:p>10000.00000000000000000000</text:p>
          </table:table-cell>
          <table:table-cell table:style-name="ce8"/>
          <table:table-cell table:style-name="ce6" table:formula="oooc:=[.M9]+90000" office:value-type="float" office:value="100000.0000001">
            <text:p>100000.00000010000000000000</text:p>
          </table:table-cell>
          <table:table-cell table:style-name="ce6" table:formula="oooc:=INT([.P9])" office:value-type="float" office:value="100000">
            <text:p>100000.00000000000000000000</text:p>
          </table:table-cell>
          <table:table-cell table:style-name="ce8"/>
          <table:table-cell table:style-name="ce6" table:formula="oooc:=[.P9]+900000" office:value-type="float" office:value="1000000.0000001">
            <text:p>1000000.00000010000000000000</text:p>
          </table:table-cell>
          <table:table-cell table:style-name="ce6" table:formula="oooc:=INT([.S9])" office:value-type="float" office:value="1000000">
            <text:p>1000000.00000000000000000000</text:p>
          </table:table-cell>
          <table:table-cell table:style-name="ce8"/>
          <table:table-cell table:style-name="ce6" table:formula="oooc:=[.S9]+9000000" office:value-type="float" office:value="10000000.0000001">
            <text:p>10000000.00000010000000000000</text:p>
          </table:table-cell>
          <table:table-cell table:style-name="ce6" table:formula="oooc:=INT([.V9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2" office:value-type="float" office:value="1.000001">
            <text:p>1.00000100000000000000</text:p>
          </table:table-cell>
          <table:table-cell table:style-name="ce6" table:formula="oooc:=INT([.A10])" office:value-type="float" office:value="1">
            <text:p>1.00000000000000000000</text:p>
          </table:table-cell>
          <table:table-cell table:style-name="ce8"/>
          <table:table-cell table:style-name="ce6" table:formula="oooc:=[.A10]+9" office:value-type="float" office:value="10.000001">
            <text:p>10.00000100000000000000</text:p>
          </table:table-cell>
          <table:table-cell table:style-name="ce6" table:formula="oooc:=INT([.D10])" office:value-type="float" office:value="10">
            <text:p>10.00000000000000000000</text:p>
          </table:table-cell>
          <table:table-cell table:style-name="ce8"/>
          <table:table-cell table:style-name="ce6" table:formula="oooc:=[.D10]+90" office:value-type="float" office:value="100.000001">
            <text:p>100.00000100000000000000</text:p>
          </table:table-cell>
          <table:table-cell table:style-name="ce6" table:formula="oooc:=INT([.G10])" office:value-type="float" office:value="100">
            <text:p>100.00000000000000000000</text:p>
          </table:table-cell>
          <table:table-cell table:style-name="ce8"/>
          <table:table-cell table:style-name="ce6" table:formula="oooc:=[.G10]+900" office:value-type="float" office:value="1000.000001">
            <text:p>1000.00000100000000000000</text:p>
          </table:table-cell>
          <table:table-cell table:style-name="ce6" table:formula="oooc:=INT([.J10])" office:value-type="float" office:value="1000">
            <text:p>1000.00000000000000000000</text:p>
          </table:table-cell>
          <table:table-cell table:style-name="ce8"/>
          <table:table-cell table:style-name="ce6" table:formula="oooc:=[.J10]+9000" office:value-type="float" office:value="10000.000001">
            <text:p>10000.00000100000000000000</text:p>
          </table:table-cell>
          <table:table-cell table:style-name="ce6" table:formula="oooc:=INT([.M10])" office:value-type="float" office:value="10000">
            <text:p>10000.00000000000000000000</text:p>
          </table:table-cell>
          <table:table-cell table:style-name="ce8"/>
          <table:table-cell table:style-name="ce6" table:formula="oooc:=[.M10]+90000" office:value-type="float" office:value="100000.000001">
            <text:p>100000.00000100000000000000</text:p>
          </table:table-cell>
          <table:table-cell table:style-name="ce6" table:formula="oooc:=INT([.P10])" office:value-type="float" office:value="100000">
            <text:p>100000.00000000000000000000</text:p>
          </table:table-cell>
          <table:table-cell table:style-name="ce8"/>
          <table:table-cell table:style-name="ce6" table:formula="oooc:=[.P10]+900000" office:value-type="float" office:value="1000000.000001">
            <text:p>1000000.00000100000000000000</text:p>
          </table:table-cell>
          <table:table-cell table:style-name="ce6" table:formula="oooc:=INT([.S10])" office:value-type="float" office:value="1000000">
            <text:p>1000000.00000000000000000000</text:p>
          </table:table-cell>
          <table:table-cell table:style-name="ce8"/>
          <table:table-cell table:style-name="ce6" table:formula="oooc:=[.S10]+9000000" office:value-type="float" office:value="10000000.000001">
            <text:p>10000000.00000100000000000000</text:p>
          </table:table-cell>
          <table:table-cell table:style-name="ce6" table:formula="oooc:=INT([.V10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2" office:value-type="float" office:value="1.00001">
            <text:p>1.00001000000000000000</text:p>
          </table:table-cell>
          <table:table-cell table:style-name="ce6" table:formula="oooc:=INT([.A11])" office:value-type="float" office:value="1">
            <text:p>1.00000000000000000000</text:p>
          </table:table-cell>
          <table:table-cell table:style-name="ce8"/>
          <table:table-cell table:style-name="ce6" table:formula="oooc:=[.A11]+9" office:value-type="float" office:value="10.00001">
            <text:p>10.00001000000000000000</text:p>
          </table:table-cell>
          <table:table-cell table:style-name="ce6" table:formula="oooc:=INT([.D11])" office:value-type="float" office:value="10">
            <text:p>10.00000000000000000000</text:p>
          </table:table-cell>
          <table:table-cell table:style-name="ce8"/>
          <table:table-cell table:style-name="ce6" table:formula="oooc:=[.D11]+90" office:value-type="float" office:value="100.00001">
            <text:p>100.00001000000000000000</text:p>
          </table:table-cell>
          <table:table-cell table:style-name="ce6" table:formula="oooc:=INT([.G11])" office:value-type="float" office:value="100">
            <text:p>100.00000000000000000000</text:p>
          </table:table-cell>
          <table:table-cell table:style-name="ce8"/>
          <table:table-cell table:style-name="ce6" table:formula="oooc:=[.G11]+900" office:value-type="float" office:value="1000.00001">
            <text:p>1000.00001000000000000000</text:p>
          </table:table-cell>
          <table:table-cell table:style-name="ce6" table:formula="oooc:=INT([.J11])" office:value-type="float" office:value="1000">
            <text:p>1000.00000000000000000000</text:p>
          </table:table-cell>
          <table:table-cell table:style-name="ce8"/>
          <table:table-cell table:style-name="ce6" table:formula="oooc:=[.J11]+9000" office:value-type="float" office:value="10000.00001">
            <text:p>10000.00001000000000000000</text:p>
          </table:table-cell>
          <table:table-cell table:style-name="ce6" table:formula="oooc:=INT([.M11])" office:value-type="float" office:value="10000">
            <text:p>10000.00000000000000000000</text:p>
          </table:table-cell>
          <table:table-cell table:style-name="ce8"/>
          <table:table-cell table:style-name="ce6" table:formula="oooc:=[.M11]+90000" office:value-type="float" office:value="100000.00001">
            <text:p>100000.00001000000000000000</text:p>
          </table:table-cell>
          <table:table-cell table:style-name="ce6" table:formula="oooc:=INT([.P11])" office:value-type="float" office:value="100000">
            <text:p>100000.00000000000000000000</text:p>
          </table:table-cell>
          <table:table-cell table:style-name="ce8"/>
          <table:table-cell table:style-name="ce6" table:formula="oooc:=[.P11]+900000" office:value-type="float" office:value="1000000.00001">
            <text:p>1000000.00001000000000000000</text:p>
          </table:table-cell>
          <table:table-cell table:style-name="ce6" table:formula="oooc:=INT([.S11])" office:value-type="float" office:value="1000000">
            <text:p>1000000.00000000000000000000</text:p>
          </table:table-cell>
          <table:table-cell table:style-name="ce8"/>
          <table:table-cell table:style-name="ce6" table:formula="oooc:=[.S11]+9000000" office:value-type="float" office:value="10000000.00001">
            <text:p>10000000.00001000000000000000</text:p>
          </table:table-cell>
          <table:table-cell table:style-name="ce6" table:formula="oooc:=INT([.V11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2" office:value-type="float" office:value="1.0001">
            <text:p>1.00010000000000000000</text:p>
          </table:table-cell>
          <table:table-cell table:style-name="ce6" table:formula="oooc:=INT([.A12])" office:value-type="float" office:value="1">
            <text:p>1.00000000000000000000</text:p>
          </table:table-cell>
          <table:table-cell table:style-name="ce8"/>
          <table:table-cell table:style-name="ce6" table:formula="oooc:=[.A12]+9" office:value-type="float" office:value="10.0001">
            <text:p>10.00010000000000000000</text:p>
          </table:table-cell>
          <table:table-cell table:style-name="ce6" table:formula="oooc:=INT([.D12])" office:value-type="float" office:value="10">
            <text:p>10.00000000000000000000</text:p>
          </table:table-cell>
          <table:table-cell table:style-name="ce8"/>
          <table:table-cell table:style-name="ce6" table:formula="oooc:=[.D12]+90" office:value-type="float" office:value="100.0001">
            <text:p>100.00010000000000000000</text:p>
          </table:table-cell>
          <table:table-cell table:style-name="ce6" table:formula="oooc:=INT([.G12])" office:value-type="float" office:value="100">
            <text:p>100.00000000000000000000</text:p>
          </table:table-cell>
          <table:table-cell table:style-name="ce8"/>
          <table:table-cell table:style-name="ce6" table:formula="oooc:=[.G12]+900" office:value-type="float" office:value="1000.0001">
            <text:p>1000.00010000000000000000</text:p>
          </table:table-cell>
          <table:table-cell table:style-name="ce6" table:formula="oooc:=INT([.J12])" office:value-type="float" office:value="1000">
            <text:p>1000.00000000000000000000</text:p>
          </table:table-cell>
          <table:table-cell table:style-name="ce8"/>
          <table:table-cell table:style-name="ce6" table:formula="oooc:=[.J12]+9000" office:value-type="float" office:value="10000.0001">
            <text:p>10000.00010000000000000000</text:p>
          </table:table-cell>
          <table:table-cell table:style-name="ce6" table:formula="oooc:=INT([.M12])" office:value-type="float" office:value="10000">
            <text:p>10000.00000000000000000000</text:p>
          </table:table-cell>
          <table:table-cell table:style-name="ce8"/>
          <table:table-cell table:style-name="ce6" table:formula="oooc:=[.M12]+90000" office:value-type="float" office:value="100000.0001">
            <text:p>100000.00010000000000000000</text:p>
          </table:table-cell>
          <table:table-cell table:style-name="ce6" table:formula="oooc:=INT([.P12])" office:value-type="float" office:value="100000">
            <text:p>100000.00000000000000000000</text:p>
          </table:table-cell>
          <table:table-cell table:style-name="ce8"/>
          <table:table-cell table:style-name="ce6" table:formula="oooc:=[.P12]+900000" office:value-type="float" office:value="1000000.0001">
            <text:p>1000000.00010000000000000000</text:p>
          </table:table-cell>
          <table:table-cell table:style-name="ce6" table:formula="oooc:=INT([.S12])" office:value-type="float" office:value="1000000">
            <text:p>1000000.00000000000000000000</text:p>
          </table:table-cell>
          <table:table-cell table:style-name="ce8"/>
          <table:table-cell table:style-name="ce6" table:formula="oooc:=[.S12]+9000000" office:value-type="float" office:value="10000000.0001">
            <text:p>10000000.00010000000000000000</text:p>
          </table:table-cell>
          <table:table-cell table:style-name="ce6" table:formula="oooc:=INT([.V12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2" office:value-type="float" office:value="1.001">
            <text:p>1.00100000000000000000</text:p>
          </table:table-cell>
          <table:table-cell table:style-name="ce6" table:formula="oooc:=INT([.A13])" office:value-type="float" office:value="1">
            <text:p>1.00000000000000000000</text:p>
          </table:table-cell>
          <table:table-cell table:style-name="ce8"/>
          <table:table-cell table:style-name="ce6" table:formula="oooc:=[.A13]+9" office:value-type="float" office:value="10.001">
            <text:p>10.00100000000000000000</text:p>
          </table:table-cell>
          <table:table-cell table:style-name="ce6" table:formula="oooc:=INT([.D13])" office:value-type="float" office:value="10">
            <text:p>10.00000000000000000000</text:p>
          </table:table-cell>
          <table:table-cell table:style-name="ce8"/>
          <table:table-cell table:style-name="ce6" table:formula="oooc:=[.D13]+90" office:value-type="float" office:value="100.001">
            <text:p>100.00100000000000000000</text:p>
          </table:table-cell>
          <table:table-cell table:style-name="ce6" table:formula="oooc:=INT([.G13])" office:value-type="float" office:value="100">
            <text:p>100.00000000000000000000</text:p>
          </table:table-cell>
          <table:table-cell table:style-name="ce8"/>
          <table:table-cell table:style-name="ce6" table:formula="oooc:=[.G13]+900" office:value-type="float" office:value="1000.001">
            <text:p>1000.00100000000000000000</text:p>
          </table:table-cell>
          <table:table-cell table:style-name="ce6" table:formula="oooc:=INT([.J13])" office:value-type="float" office:value="1000">
            <text:p>1000.00000000000000000000</text:p>
          </table:table-cell>
          <table:table-cell table:style-name="ce8"/>
          <table:table-cell table:style-name="ce6" table:formula="oooc:=[.J13]+9000" office:value-type="float" office:value="10000.001">
            <text:p>10000.00100000000000000000</text:p>
          </table:table-cell>
          <table:table-cell table:style-name="ce6" table:formula="oooc:=INT([.M13])" office:value-type="float" office:value="10000">
            <text:p>10000.00000000000000000000</text:p>
          </table:table-cell>
          <table:table-cell table:style-name="ce8"/>
          <table:table-cell table:style-name="ce6" table:formula="oooc:=[.M13]+90000" office:value-type="float" office:value="100000.001">
            <text:p>100000.00100000000000000000</text:p>
          </table:table-cell>
          <table:table-cell table:style-name="ce6" table:formula="oooc:=INT([.P13])" office:value-type="float" office:value="100000">
            <text:p>100000.00000000000000000000</text:p>
          </table:table-cell>
          <table:table-cell table:style-name="ce8"/>
          <table:table-cell table:style-name="ce6" table:formula="oooc:=[.P13]+900000" office:value-type="float" office:value="1000000.001">
            <text:p>1000000.00100000000000000000</text:p>
          </table:table-cell>
          <table:table-cell table:style-name="ce6" table:formula="oooc:=INT([.S13])" office:value-type="float" office:value="1000000">
            <text:p>1000000.00000000000000000000</text:p>
          </table:table-cell>
          <table:table-cell table:style-name="ce8"/>
          <table:table-cell table:style-name="ce6" table:formula="oooc:=[.S13]+9000000" office:value-type="float" office:value="10000000.001">
            <text:p>10000000.00100000000000000000</text:p>
          </table:table-cell>
          <table:table-cell table:style-name="ce6" table:formula="oooc:=INT([.V13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2" office:value-type="float" office:value="1.01">
            <text:p>1.01000000000000000000</text:p>
          </table:table-cell>
          <table:table-cell table:style-name="ce6" table:formula="oooc:=INT([.A14])" office:value-type="float" office:value="1">
            <text:p>1.00000000000000000000</text:p>
          </table:table-cell>
          <table:table-cell table:style-name="ce8"/>
          <table:table-cell table:style-name="ce6" table:formula="oooc:=[.A14]+9" office:value-type="float" office:value="10.01">
            <text:p>10.01000000000000000000</text:p>
          </table:table-cell>
          <table:table-cell table:style-name="ce6" table:formula="oooc:=INT([.D14])" office:value-type="float" office:value="10">
            <text:p>10.00000000000000000000</text:p>
          </table:table-cell>
          <table:table-cell table:style-name="ce8"/>
          <table:table-cell table:style-name="ce6" table:formula="oooc:=[.D14]+90" office:value-type="float" office:value="100.01">
            <text:p>100.01000000000000000000</text:p>
          </table:table-cell>
          <table:table-cell table:style-name="ce6" table:formula="oooc:=INT([.G14])" office:value-type="float" office:value="100">
            <text:p>100.00000000000000000000</text:p>
          </table:table-cell>
          <table:table-cell table:style-name="ce8"/>
          <table:table-cell table:style-name="ce6" table:formula="oooc:=[.G14]+900" office:value-type="float" office:value="1000.01">
            <text:p>1000.01000000000000000000</text:p>
          </table:table-cell>
          <table:table-cell table:style-name="ce6" table:formula="oooc:=INT([.J14])" office:value-type="float" office:value="1000">
            <text:p>1000.00000000000000000000</text:p>
          </table:table-cell>
          <table:table-cell table:style-name="ce8"/>
          <table:table-cell table:style-name="ce6" table:formula="oooc:=[.J14]+9000" office:value-type="float" office:value="10000.01">
            <text:p>10000.01000000000000000000</text:p>
          </table:table-cell>
          <table:table-cell table:style-name="ce6" table:formula="oooc:=INT([.M14])" office:value-type="float" office:value="10000">
            <text:p>10000.00000000000000000000</text:p>
          </table:table-cell>
          <table:table-cell table:style-name="ce8"/>
          <table:table-cell table:style-name="ce6" table:formula="oooc:=[.M14]+90000" office:value-type="float" office:value="100000.01">
            <text:p>100000.01000000000000000000</text:p>
          </table:table-cell>
          <table:table-cell table:style-name="ce6" table:formula="oooc:=INT([.P14])" office:value-type="float" office:value="100000">
            <text:p>100000.00000000000000000000</text:p>
          </table:table-cell>
          <table:table-cell table:style-name="ce8"/>
          <table:table-cell table:style-name="ce6" table:formula="oooc:=[.P14]+900000" office:value-type="float" office:value="1000000.01">
            <text:p>1000000.01000000000000000000</text:p>
          </table:table-cell>
          <table:table-cell table:style-name="ce6" table:formula="oooc:=INT([.S14])" office:value-type="float" office:value="1000000">
            <text:p>1000000.00000000000000000000</text:p>
          </table:table-cell>
          <table:table-cell table:style-name="ce8"/>
          <table:table-cell table:style-name="ce6" table:formula="oooc:=[.S14]+9000000" office:value-type="float" office:value="10000000.01">
            <text:p>10000000.01000000000000000000</text:p>
          </table:table-cell>
          <table:table-cell table:style-name="ce6" table:formula="oooc:=INT([.V14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2" office:value-type="float" office:value="1.1">
            <text:p>1.10000000000000000000</text:p>
          </table:table-cell>
          <table:table-cell table:style-name="ce6" table:formula="oooc:=INT([.A15])" office:value-type="float" office:value="1">
            <text:p>1.00000000000000000000</text:p>
          </table:table-cell>
          <table:table-cell table:style-name="ce8"/>
          <table:table-cell table:style-name="ce6" table:formula="oooc:=[.A15]+9" office:value-type="float" office:value="10.1">
            <text:p>10.10000000000000000000</text:p>
          </table:table-cell>
          <table:table-cell table:style-name="ce6" table:formula="oooc:=INT([.D15])" office:value-type="float" office:value="10">
            <text:p>10.00000000000000000000</text:p>
          </table:table-cell>
          <table:table-cell table:style-name="ce8"/>
          <table:table-cell table:style-name="ce6" table:formula="oooc:=[.D15]+90" office:value-type="float" office:value="100.1">
            <text:p>100.10000000000000000000</text:p>
          </table:table-cell>
          <table:table-cell table:style-name="ce6" table:formula="oooc:=INT([.G15])" office:value-type="float" office:value="100">
            <text:p>100.00000000000000000000</text:p>
          </table:table-cell>
          <table:table-cell table:style-name="ce8"/>
          <table:table-cell table:style-name="ce6" table:formula="oooc:=[.G15]+900" office:value-type="float" office:value="1000.1">
            <text:p>1000.10000000000000000000</text:p>
          </table:table-cell>
          <table:table-cell table:style-name="ce6" table:formula="oooc:=INT([.J15])" office:value-type="float" office:value="1000">
            <text:p>1000.00000000000000000000</text:p>
          </table:table-cell>
          <table:table-cell table:style-name="ce8"/>
          <table:table-cell table:style-name="ce6" table:formula="oooc:=[.J15]+9000" office:value-type="float" office:value="10000.1">
            <text:p>10000.10000000000000000000</text:p>
          </table:table-cell>
          <table:table-cell table:style-name="ce6" table:formula="oooc:=INT([.M15])" office:value-type="float" office:value="10000">
            <text:p>10000.00000000000000000000</text:p>
          </table:table-cell>
          <table:table-cell table:style-name="ce8"/>
          <table:table-cell table:style-name="ce6" table:formula="oooc:=[.M15]+90000" office:value-type="float" office:value="100000.1">
            <text:p>100000.10000000000000000000</text:p>
          </table:table-cell>
          <table:table-cell table:style-name="ce6" table:formula="oooc:=INT([.P15])" office:value-type="float" office:value="100000">
            <text:p>100000.00000000000000000000</text:p>
          </table:table-cell>
          <table:table-cell table:style-name="ce8"/>
          <table:table-cell table:style-name="ce6" table:formula="oooc:=[.P15]+900000" office:value-type="float" office:value="1000000.1">
            <text:p>1000000.10000000000000000000</text:p>
          </table:table-cell>
          <table:table-cell table:style-name="ce6" table:formula="oooc:=INT([.S15])" office:value-type="float" office:value="1000000">
            <text:p>1000000.00000000000000000000</text:p>
          </table:table-cell>
          <table:table-cell table:style-name="ce8"/>
          <table:table-cell table:style-name="ce6" table:formula="oooc:=[.S15]+9000000" office:value-type="float" office:value="10000000.1">
            <text:p>10000000.10000000000000000000</text:p>
          </table:table-cell>
          <table:table-cell table:style-name="ce6" table:formula="oooc:=INT([.V15])" office:value-type="float" office:value="10000000">
            <text:p>10000000.00000000000000000000</text:p>
          </table:table-cell>
          <table:table-cell table:style-name="ce8" table:number-columns-repeated="233"/>
        </table:table-row>
        <table:table-row table:style-name="ro1">
          <table:table-cell table:style-name="ce3" table:formula="oooc:=((6*15.54)-77.7)/15.54" office:value-type="float" office:value="1">
            <text:p>1.00000000000000000000</text:p>
          </table:table-cell>
          <table:table-cell table:style-name="Problem" table:formula="oooc:=INT([.A16])" office:value-type="float" office:value="0">
            <text:p>0.00000000000000000000</text:p>
          </table:table-cell>
          <table:table-cell/>
          <table:table-cell table:style-name="ce6" table:formula="oooc:=[.A16]+9" office:value-type="float" office:value="10">
            <text:p>10.00000000000000000000</text:p>
          </table:table-cell>
          <table:table-cell table:style-name="ce6" table:formula="oooc:=INT([.D16])" office:value-type="float" office:value="10">
            <text:p>10.00000000000000000000</text:p>
          </table:table-cell>
          <table:table-cell/>
          <table:table-cell table:style-name="ce6" table:formula="oooc:=[.D16]+90" office:value-type="float" office:value="100">
            <text:p>100.00000000000000000000</text:p>
          </table:table-cell>
          <table:table-cell table:style-name="ce6" table:formula="oooc:=INT([.G16])" office:value-type="float" office:value="100">
            <text:p>100.00000000000000000000</text:p>
          </table:table-cell>
          <table:table-cell/>
          <table:table-cell table:style-name="ce6" table:formula="oooc:=[.G16]+900" office:value-type="float" office:value="1000">
            <text:p>1000.00000000000000000000</text:p>
          </table:table-cell>
          <table:table-cell table:style-name="ce6" table:formula="oooc:=INT([.J16])" office:value-type="float" office:value="1000">
            <text:p>1000.00000000000000000000</text:p>
          </table:table-cell>
          <table:table-cell/>
          <table:table-cell table:style-name="ce6" table:formula="oooc:=[.J16]+9000" office:value-type="float" office:value="10000">
            <text:p>10000.00000000000000000000</text:p>
          </table:table-cell>
          <table:table-cell table:style-name="ce6" table:formula="oooc:=INT([.M16])" office:value-type="float" office:value="10000">
            <text:p>10000.00000000000000000000</text:p>
          </table:table-cell>
          <table:table-cell/>
          <table:table-cell table:style-name="ce6" table:formula="oooc:=[.M16]+90000" office:value-type="float" office:value="100000">
            <text:p>100000.00000000000000000000</text:p>
          </table:table-cell>
          <table:table-cell table:style-name="ce6" table:formula="oooc:=INT([.P16])" office:value-type="float" office:value="100000">
            <text:p>100000.00000000000000000000</text:p>
          </table:table-cell>
          <table:table-cell/>
          <table:table-cell table:style-name="ce6" table:formula="oooc:=[.P16]+900000" office:value-type="float" office:value="1000000">
            <text:p>1000000.00000000000000000000</text:p>
          </table:table-cell>
          <table:table-cell table:style-name="ce6" table:formula="oooc:=INT([.S16])" office:value-type="float" office:value="1000000">
            <text:p>1000000.00000000000000000000</text:p>
          </table:table-cell>
          <table:table-cell/>
          <table:table-cell table:style-name="ce6" table:formula="oooc:=[.S16]+9000000" office:value-type="float" office:value="10000000">
            <text:p>10000000.00000000000000000000</text:p>
          </table:table-cell>
          <table:table-cell table:style-name="ce6" table:formula="oooc:=INT([.V16])" office:value-type="float" office:value="10000000">
            <text:p>10000000.00000000000000000000</text:p>
          </table:table-cell>
          <table:table-cell table:number-columns-repeated="233"/>
        </table:table-row>
        <table:table-row table:style-name="ro1">
          <table:table-cell table:style-name="ce2" office:value-type="float" office:value="0.9">
            <text:p>0.90000000000000000000</text:p>
          </table:table-cell>
          <table:table-cell table:style-name="ce6" table:formula="oooc:=INT([.A17])" office:value-type="float" office:value="0">
            <text:p>0.00000000000000000000</text:p>
          </table:table-cell>
          <table:table-cell/>
          <table:table-cell table:style-name="ce6" table:formula="oooc:=[.A17]+9" office:value-type="float" office:value="9.9">
            <text:p>9.90000000000000000000</text:p>
          </table:table-cell>
          <table:table-cell table:style-name="ce6" table:formula="oooc:=INT([.D17])" office:value-type="float" office:value="9">
            <text:p>9.00000000000000000000</text:p>
          </table:table-cell>
          <table:table-cell/>
          <table:table-cell table:style-name="ce6" table:formula="oooc:=[.D17]+90" office:value-type="float" office:value="99.9">
            <text:p>99.90000000000000000000</text:p>
          </table:table-cell>
          <table:table-cell table:style-name="ce6" table:formula="oooc:=INT([.G17])" office:value-type="float" office:value="99">
            <text:p>99.00000000000000000000</text:p>
          </table:table-cell>
          <table:table-cell/>
          <table:table-cell table:style-name="ce6" table:formula="oooc:=[.G17]+900" office:value-type="float" office:value="999.9">
            <text:p>999.90000000000000000000</text:p>
          </table:table-cell>
          <table:table-cell table:style-name="ce6" table:formula="oooc:=INT([.J17])" office:value-type="float" office:value="999">
            <text:p>999.00000000000000000000</text:p>
          </table:table-cell>
          <table:table-cell/>
          <table:table-cell table:style-name="ce6" table:formula="oooc:=[.J17]+9000" office:value-type="float" office:value="9999.9">
            <text:p>9999.90000000000000000000</text:p>
          </table:table-cell>
          <table:table-cell table:style-name="ce6" table:formula="oooc:=INT([.M17])" office:value-type="float" office:value="9999">
            <text:p>9999.00000000000000000000</text:p>
          </table:table-cell>
          <table:table-cell/>
          <table:table-cell table:style-name="ce6" table:formula="oooc:=[.M17]+90000" office:value-type="float" office:value="99999.9">
            <text:p>99999.90000000000000000000</text:p>
          </table:table-cell>
          <table:table-cell table:style-name="ce6" table:formula="oooc:=INT([.P17])" office:value-type="float" office:value="99999">
            <text:p>99999.00000000000000000000</text:p>
          </table:table-cell>
          <table:table-cell/>
          <table:table-cell table:style-name="ce6" table:formula="oooc:=[.P17]+900000" office:value-type="float" office:value="999999.9">
            <text:p>999999.90000000000000000000</text:p>
          </table:table-cell>
          <table:table-cell table:style-name="ce6" table:formula="oooc:=INT([.S17])" office:value-type="float" office:value="999999">
            <text:p>999999.00000000000000000000</text:p>
          </table:table-cell>
          <table:table-cell/>
          <table:table-cell table:style-name="ce6" table:formula="oooc:=[.S17]+9000000" office:value-type="float" office:value="9999999.9">
            <text:p>9999999.90000000000000000000</text:p>
          </table:table-cell>
          <table:table-cell table:style-name="ce6" table:formula="oooc:=INT([.V17])" office:value-type="float" office:value="9999999">
            <text:p>9999999.00000000000000000000</text:p>
          </table:table-cell>
          <table:table-cell table:number-columns-repeated="233"/>
        </table:table-row>
        <table:table-row table:style-name="ro1">
          <table:table-cell table:style-name="ce2" office:value-type="float" office:value="0.99">
            <text:p>0.99000000000000000000</text:p>
          </table:table-cell>
          <table:table-cell table:style-name="ce6" table:formula="oooc:=INT([.A18])" office:value-type="float" office:value="0">
            <text:p>0.00000000000000000000</text:p>
          </table:table-cell>
          <table:table-cell/>
          <table:table-cell table:style-name="ce6" table:formula="oooc:=[.A18]+9" office:value-type="float" office:value="9.99">
            <text:p>9.99000000000000000000</text:p>
          </table:table-cell>
          <table:table-cell table:style-name="ce6" table:formula="oooc:=INT([.D18])" office:value-type="float" office:value="9">
            <text:p>9.00000000000000000000</text:p>
          </table:table-cell>
          <table:table-cell/>
          <table:table-cell table:style-name="ce6" table:formula="oooc:=[.D18]+90" office:value-type="float" office:value="99.99">
            <text:p>99.99000000000000000000</text:p>
          </table:table-cell>
          <table:table-cell table:style-name="ce6" table:formula="oooc:=INT([.G18])" office:value-type="float" office:value="99">
            <text:p>99.00000000000000000000</text:p>
          </table:table-cell>
          <table:table-cell/>
          <table:table-cell table:style-name="ce6" table:formula="oooc:=[.G18]+900" office:value-type="float" office:value="999.99">
            <text:p>999.99000000000000000000</text:p>
          </table:table-cell>
          <table:table-cell table:style-name="ce6" table:formula="oooc:=INT([.J18])" office:value-type="float" office:value="999">
            <text:p>999.00000000000000000000</text:p>
          </table:table-cell>
          <table:table-cell/>
          <table:table-cell table:style-name="ce6" table:formula="oooc:=[.J18]+9000" office:value-type="float" office:value="9999.99">
            <text:p>9999.99000000000000000000</text:p>
          </table:table-cell>
          <table:table-cell table:style-name="ce6" table:formula="oooc:=INT([.M18])" office:value-type="float" office:value="9999">
            <text:p>9999.00000000000000000000</text:p>
          </table:table-cell>
          <table:table-cell/>
          <table:table-cell table:style-name="ce6" table:formula="oooc:=[.M18]+90000" office:value-type="float" office:value="99999.99">
            <text:p>99999.99000000000000000000</text:p>
          </table:table-cell>
          <table:table-cell table:style-name="ce6" table:formula="oooc:=INT([.P18])" office:value-type="float" office:value="99999">
            <text:p>99999.00000000000000000000</text:p>
          </table:table-cell>
          <table:table-cell/>
          <table:table-cell table:style-name="ce6" table:formula="oooc:=[.P18]+900000" office:value-type="float" office:value="999999.99">
            <text:p>999999.99000000000000000000</text:p>
          </table:table-cell>
          <table:table-cell table:style-name="ce6" table:formula="oooc:=INT([.S18])" office:value-type="float" office:value="999999">
            <text:p>999999.00000000000000000000</text:p>
          </table:table-cell>
          <table:table-cell/>
          <table:table-cell table:style-name="ce6" table:formula="oooc:=[.S18]+9000000" office:value-type="float" office:value="9999999.99">
            <text:p>9999999.99000000000000000000</text:p>
          </table:table-cell>
          <table:table-cell table:style-name="ce6" table:formula="oooc:=INT([.V18])" office:value-type="float" office:value="9999999">
            <text:p>9999999.00000000000000000000</text:p>
          </table:table-cell>
          <table:table-cell table:number-columns-repeated="233"/>
        </table:table-row>
        <table:table-row table:style-name="ro1">
          <table:table-cell table:style-name="ce2" office:value-type="float" office:value="0.999">
            <text:p>0.99900000000000000000</text:p>
          </table:table-cell>
          <table:table-cell table:style-name="ce6" table:formula="oooc:=INT([.A19])" office:value-type="float" office:value="0">
            <text:p>0.00000000000000000000</text:p>
          </table:table-cell>
          <table:table-cell/>
          <table:table-cell table:style-name="ce6" table:formula="oooc:=[.A19]+9" office:value-type="float" office:value="9.999">
            <text:p>9.99900000000000000000</text:p>
          </table:table-cell>
          <table:table-cell table:style-name="ce6" table:formula="oooc:=INT([.D19])" office:value-type="float" office:value="9">
            <text:p>9.00000000000000000000</text:p>
          </table:table-cell>
          <table:table-cell/>
          <table:table-cell table:style-name="ce6" table:formula="oooc:=[.D19]+90" office:value-type="float" office:value="99.999">
            <text:p>99.99900000000000000000</text:p>
          </table:table-cell>
          <table:table-cell table:style-name="ce6" table:formula="oooc:=INT([.G19])" office:value-type="float" office:value="99">
            <text:p>99.00000000000000000000</text:p>
          </table:table-cell>
          <table:table-cell/>
          <table:table-cell table:style-name="ce6" table:formula="oooc:=[.G19]+900" office:value-type="float" office:value="999.999">
            <text:p>999.99900000000000000000</text:p>
          </table:table-cell>
          <table:table-cell table:style-name="ce6" table:formula="oooc:=INT([.J19])" office:value-type="float" office:value="999">
            <text:p>999.00000000000000000000</text:p>
          </table:table-cell>
          <table:table-cell/>
          <table:table-cell table:style-name="ce6" table:formula="oooc:=[.J19]+9000" office:value-type="float" office:value="9999.999">
            <text:p>9999.99900000000000000000</text:p>
          </table:table-cell>
          <table:table-cell table:style-name="ce6" table:formula="oooc:=INT([.M19])" office:value-type="float" office:value="9999">
            <text:p>9999.00000000000000000000</text:p>
          </table:table-cell>
          <table:table-cell/>
          <table:table-cell table:style-name="ce6" table:formula="oooc:=[.M19]+90000" office:value-type="float" office:value="99999.999">
            <text:p>99999.99900000000000000000</text:p>
          </table:table-cell>
          <table:table-cell table:style-name="ce6" table:formula="oooc:=INT([.P19])" office:value-type="float" office:value="99999">
            <text:p>99999.00000000000000000000</text:p>
          </table:table-cell>
          <table:table-cell/>
          <table:table-cell table:style-name="ce6" table:formula="oooc:=[.P19]+900000" office:value-type="float" office:value="999999.999">
            <text:p>999999.99900000000000000000</text:p>
          </table:table-cell>
          <table:table-cell table:style-name="ce6" table:formula="oooc:=INT([.S19])" office:value-type="float" office:value="999999">
            <text:p>999999.00000000000000000000</text:p>
          </table:table-cell>
          <table:table-cell/>
          <table:table-cell table:style-name="ce6" table:formula="oooc:=[.S19]+9000000" office:value-type="float" office:value="9999999.999">
            <text:p>9999999.99900000000000000000</text:p>
          </table:table-cell>
          <table:table-cell table:style-name="ce6" table:formula="oooc:=INT([.V19])" office:value-type="float" office:value="9999999">
            <text:p>9999999.00000000000000000000</text:p>
          </table:table-cell>
          <table:table-cell table:number-columns-repeated="233"/>
        </table:table-row>
        <table:table-row table:style-name="ro1">
          <table:table-cell table:style-name="ce2" office:value-type="float" office:value="0.9999">
            <text:p>0.99990000000000000000</text:p>
          </table:table-cell>
          <table:table-cell table:style-name="ce6" table:formula="oooc:=INT([.A20])" office:value-type="float" office:value="0">
            <text:p>0.00000000000000000000</text:p>
          </table:table-cell>
          <table:table-cell/>
          <table:table-cell table:style-name="ce6" table:formula="oooc:=[.A20]+9" office:value-type="float" office:value="9.9999">
            <text:p>9.99990000000000000000</text:p>
          </table:table-cell>
          <table:table-cell table:style-name="ce6" table:formula="oooc:=INT([.D20])" office:value-type="float" office:value="9">
            <text:p>9.00000000000000000000</text:p>
          </table:table-cell>
          <table:table-cell/>
          <table:table-cell table:style-name="ce6" table:formula="oooc:=[.D20]+90" office:value-type="float" office:value="99.9999">
            <text:p>99.99990000000000000000</text:p>
          </table:table-cell>
          <table:table-cell table:style-name="ce6" table:formula="oooc:=INT([.G20])" office:value-type="float" office:value="99">
            <text:p>99.00000000000000000000</text:p>
          </table:table-cell>
          <table:table-cell/>
          <table:table-cell table:style-name="ce6" table:formula="oooc:=[.G20]+900" office:value-type="float" office:value="999.9999">
            <text:p>999.99990000000000000000</text:p>
          </table:table-cell>
          <table:table-cell table:style-name="ce6" table:formula="oooc:=INT([.J20])" office:value-type="float" office:value="999">
            <text:p>999.00000000000000000000</text:p>
          </table:table-cell>
          <table:table-cell/>
          <table:table-cell table:style-name="ce6" table:formula="oooc:=[.J20]+9000" office:value-type="float" office:value="9999.9999">
            <text:p>9999.99990000000000000000</text:p>
          </table:table-cell>
          <table:table-cell table:style-name="ce6" table:formula="oooc:=INT([.M20])" office:value-type="float" office:value="9999">
            <text:p>9999.00000000000000000000</text:p>
          </table:table-cell>
          <table:table-cell/>
          <table:table-cell table:style-name="ce6" table:formula="oooc:=[.M20]+90000" office:value-type="float" office:value="99999.9999">
            <text:p>99999.99990000000000000000</text:p>
          </table:table-cell>
          <table:table-cell table:style-name="ce6" table:formula="oooc:=INT([.P20])" office:value-type="float" office:value="99999">
            <text:p>99999.00000000000000000000</text:p>
          </table:table-cell>
          <table:table-cell/>
          <table:table-cell table:style-name="ce6" table:formula="oooc:=[.P20]+900000" office:value-type="float" office:value="999999.9999">
            <text:p>999999.99990000000000000000</text:p>
          </table:table-cell>
          <table:table-cell table:style-name="ce6" table:formula="oooc:=INT([.S20])" office:value-type="float" office:value="999999">
            <text:p>999999.00000000000000000000</text:p>
          </table:table-cell>
          <table:table-cell/>
          <table:table-cell table:style-name="ce6" table:formula="oooc:=[.S20]+9000000" office:value-type="float" office:value="9999999.9999">
            <text:p>9999999.99990000000000000000</text:p>
          </table:table-cell>
          <table:table-cell table:style-name="ce6" table:formula="oooc:=INT([.V20])" office:value-type="float" office:value="9999999">
            <text:p>9999999.00000000000000000000</text:p>
          </table:table-cell>
          <table:table-cell table:number-columns-repeated="233"/>
        </table:table-row>
        <table:table-row table:style-name="ro1">
          <table:table-cell table:style-name="ce2" office:value-type="float" office:value="0.99999">
            <text:p>0.99999000000000000000</text:p>
          </table:table-cell>
          <table:table-cell table:style-name="ce6" table:formula="oooc:=INT([.A21])" office:value-type="float" office:value="0">
            <text:p>0.00000000000000000000</text:p>
          </table:table-cell>
          <table:table-cell/>
          <table:table-cell table:style-name="ce6" table:formula="oooc:=[.A21]+9" office:value-type="float" office:value="9.99999">
            <text:p>9.99999000000000000000</text:p>
          </table:table-cell>
          <table:table-cell table:style-name="ce6" table:formula="oooc:=INT([.D21])" office:value-type="float" office:value="9">
            <text:p>9.00000000000000000000</text:p>
          </table:table-cell>
          <table:table-cell/>
          <table:table-cell table:style-name="ce6" table:formula="oooc:=[.D21]+90" office:value-type="float" office:value="99.99999">
            <text:p>99.99999000000000000000</text:p>
          </table:table-cell>
          <table:table-cell table:style-name="ce6" table:formula="oooc:=INT([.G21])" office:value-type="float" office:value="99">
            <text:p>99.00000000000000000000</text:p>
          </table:table-cell>
          <table:table-cell/>
          <table:table-cell table:style-name="ce6" table:formula="oooc:=[.G21]+900" office:value-type="float" office:value="999.99999">
            <text:p>999.99999000000000000000</text:p>
          </table:table-cell>
          <table:table-cell table:style-name="ce6" table:formula="oooc:=INT([.J21])" office:value-type="float" office:value="999">
            <text:p>999.00000000000000000000</text:p>
          </table:table-cell>
          <table:table-cell/>
          <table:table-cell table:style-name="ce6" table:formula="oooc:=[.J21]+9000" office:value-type="float" office:value="9999.99999">
            <text:p>9999.99999000000000000000</text:p>
          </table:table-cell>
          <table:table-cell table:style-name="ce6" table:formula="oooc:=INT([.M21])" office:value-type="float" office:value="9999">
            <text:p>9999.00000000000000000000</text:p>
          </table:table-cell>
          <table:table-cell/>
          <table:table-cell table:style-name="ce6" table:formula="oooc:=[.M21]+90000" office:value-type="float" office:value="99999.99999">
            <text:p>99999.99999000000000000000</text:p>
          </table:table-cell>
          <table:table-cell table:style-name="ce6" table:formula="oooc:=INT([.P21])" office:value-type="float" office:value="99999">
            <text:p>99999.00000000000000000000</text:p>
          </table:table-cell>
          <table:table-cell/>
          <table:table-cell table:style-name="ce6" table:formula="oooc:=[.P21]+900000" office:value-type="float" office:value="999999.99999">
            <text:p>999999.99999000000000000000</text:p>
          </table:table-cell>
          <table:table-cell table:style-name="ce6" table:formula="oooc:=INT([.S21])" office:value-type="float" office:value="999999">
            <text:p>999999.00000000000000000000</text:p>
          </table:table-cell>
          <table:table-cell/>
          <table:table-cell table:style-name="ce6" table:formula="oooc:=[.S21]+9000000" office:value-type="float" office:value="9999999.99999">
            <text:p>9999999.99999000000000000000</text:p>
          </table:table-cell>
          <table:table-cell table:style-name="ce6" table:formula="oooc:=INT([.V21])" office:value-type="float" office:value="9999999">
            <text:p>9999999.00000000000000000000</text:p>
          </table:table-cell>
          <table:table-cell table:number-columns-repeated="233"/>
        </table:table-row>
        <table:table-row table:style-name="ro1">
          <table:table-cell table:style-name="ce2" office:value-type="float" office:value="0.999999">
            <text:p>0.99999900000000000000</text:p>
          </table:table-cell>
          <table:table-cell table:style-name="ce6" table:formula="oooc:=INT([.A22])" office:value-type="float" office:value="0">
            <text:p>0.00000000000000000000</text:p>
          </table:table-cell>
          <table:table-cell/>
          <table:table-cell table:style-name="ce6" table:formula="oooc:=[.A22]+9" office:value-type="float" office:value="9.999999">
            <text:p>9.99999900000000000000</text:p>
          </table:table-cell>
          <table:table-cell table:style-name="ce6" table:formula="oooc:=INT([.D22])" office:value-type="float" office:value="9">
            <text:p>9.00000000000000000000</text:p>
          </table:table-cell>
          <table:table-cell/>
          <table:table-cell table:style-name="ce6" table:formula="oooc:=[.D22]+90" office:value-type="float" office:value="99.999999">
            <text:p>99.99999900000000000000</text:p>
          </table:table-cell>
          <table:table-cell table:style-name="ce6" table:formula="oooc:=INT([.G22])" office:value-type="float" office:value="99">
            <text:p>99.00000000000000000000</text:p>
          </table:table-cell>
          <table:table-cell/>
          <table:table-cell table:style-name="ce6" table:formula="oooc:=[.G22]+900" office:value-type="float" office:value="999.999999">
            <text:p>999.99999900000000000000</text:p>
          </table:table-cell>
          <table:table-cell table:style-name="ce6" table:formula="oooc:=INT([.J22])" office:value-type="float" office:value="999">
            <text:p>999.00000000000000000000</text:p>
          </table:table-cell>
          <table:table-cell/>
          <table:table-cell table:style-name="ce6" table:formula="oooc:=[.J22]+9000" office:value-type="float" office:value="9999.999999">
            <text:p>9999.99999900000000000000</text:p>
          </table:table-cell>
          <table:table-cell table:style-name="ce6" table:formula="oooc:=INT([.M22])" office:value-type="float" office:value="9999">
            <text:p>9999.00000000000000000000</text:p>
          </table:table-cell>
          <table:table-cell/>
          <table:table-cell table:style-name="ce6" table:formula="oooc:=[.M22]+90000" office:value-type="float" office:value="99999.999999">
            <text:p>99999.99999900000000000000</text:p>
          </table:table-cell>
          <table:table-cell table:style-name="ce6" table:formula="oooc:=INT([.P22])" office:value-type="float" office:value="99999">
            <text:p>99999.00000000000000000000</text:p>
          </table:table-cell>
          <table:table-cell/>
          <table:table-cell table:style-name="ce6" table:formula="oooc:=[.P22]+900000" office:value-type="float" office:value="999999.999999">
            <text:p>999999.99999900000000000000</text:p>
          </table:table-cell>
          <table:table-cell table:style-name="ce6" table:formula="oooc:=INT([.S22])" office:value-type="float" office:value="999999">
            <text:p>999999.00000000000000000000</text:p>
          </table:table-cell>
          <table:table-cell/>
          <table:table-cell table:style-name="ce6" table:formula="oooc:=[.S22]+9000000" office:value-type="float" office:value="9999999.999999">
            <text:p>9999999.99999900000000000000</text:p>
          </table:table-cell>
          <table:table-cell table:style-name="ce6" table:formula="oooc:=INT([.V22])" office:value-type="float" office:value="9999999">
            <text:p>9999999.00000000000000000000</text:p>
          </table:table-cell>
          <table:table-cell table:number-columns-repeated="233"/>
        </table:table-row>
        <table:table-row table:style-name="ro1">
          <table:table-cell table:style-name="ce2" office:value-type="float" office:value="0.9999999">
            <text:p>0.99999990000000000000</text:p>
          </table:table-cell>
          <table:table-cell table:style-name="ce6" table:formula="oooc:=INT([.A23])" office:value-type="float" office:value="0">
            <text:p>0.00000000000000000000</text:p>
          </table:table-cell>
          <table:table-cell/>
          <table:table-cell table:style-name="ce6" table:formula="oooc:=[.A23]+9" office:value-type="float" office:value="9.9999999">
            <text:p>9.99999990000000000000</text:p>
          </table:table-cell>
          <table:table-cell table:style-name="ce6" table:formula="oooc:=INT([.D23])" office:value-type="float" office:value="9">
            <text:p>9.00000000000000000000</text:p>
          </table:table-cell>
          <table:table-cell/>
          <table:table-cell table:style-name="ce6" table:formula="oooc:=[.D23]+90" office:value-type="float" office:value="99.9999999">
            <text:p>99.99999990000000000000</text:p>
          </table:table-cell>
          <table:table-cell table:style-name="ce6" table:formula="oooc:=INT([.G23])" office:value-type="float" office:value="99">
            <text:p>99.00000000000000000000</text:p>
          </table:table-cell>
          <table:table-cell/>
          <table:table-cell table:style-name="ce6" table:formula="oooc:=[.G23]+900" office:value-type="float" office:value="999.9999999">
            <text:p>999.99999990000000000000</text:p>
          </table:table-cell>
          <table:table-cell table:style-name="ce6" table:formula="oooc:=INT([.J23])" office:value-type="float" office:value="999">
            <text:p>999.00000000000000000000</text:p>
          </table:table-cell>
          <table:table-cell/>
          <table:table-cell table:style-name="ce6" table:formula="oooc:=[.J23]+9000" office:value-type="float" office:value="9999.9999999">
            <text:p>9999.99999990000000000000</text:p>
          </table:table-cell>
          <table:table-cell table:style-name="ce6" table:formula="oooc:=INT([.M23])" office:value-type="float" office:value="9999">
            <text:p>9999.00000000000000000000</text:p>
          </table:table-cell>
          <table:table-cell/>
          <table:table-cell table:style-name="ce6" table:formula="oooc:=[.M23]+90000" office:value-type="float" office:value="99999.9999999">
            <text:p>99999.99999990000000000000</text:p>
          </table:table-cell>
          <table:table-cell table:style-name="ce6" table:formula="oooc:=INT([.P23])" office:value-type="float" office:value="99999">
            <text:p>99999.00000000000000000000</text:p>
          </table:table-cell>
          <table:table-cell/>
          <table:table-cell table:style-name="ce6" table:formula="oooc:=[.P23]+900000" office:value-type="float" office:value="999999.9999999">
            <text:p>999999.99999990000000000000</text:p>
          </table:table-cell>
          <table:table-cell table:style-name="ce6" table:formula="oooc:=INT([.S23])" office:value-type="float" office:value="999999">
            <text:p>999999.00000000000000000000</text:p>
          </table:table-cell>
          <table:table-cell/>
          <table:table-cell table:style-name="ce6" table:formula="oooc:=[.S23]+9000000" office:value-type="float" office:value="9999999.9999999">
            <text:p>9999999.99999990000000000000</text:p>
          </table:table-cell>
          <table:table-cell table:style-name="ce6" table:formula="oooc:=INT([.V23])" office:value-type="float" office:value="9999999">
            <text:p>9999999.00000000000000000000</text:p>
          </table:table-cell>
          <table:table-cell table:number-columns-repeated="233"/>
        </table:table-row>
        <table:table-row table:style-name="ro1">
          <table:table-cell table:style-name="ce2" office:value-type="float" office:value="0.99999999">
            <text:p>0.99999999000000000000</text:p>
          </table:table-cell>
          <table:table-cell table:style-name="ce6" table:formula="oooc:=INT([.A24])" office:value-type="float" office:value="0">
            <text:p>0.00000000000000000000</text:p>
          </table:table-cell>
          <table:table-cell/>
          <table:table-cell table:style-name="ce6" table:formula="oooc:=[.A24]+9" office:value-type="float" office:value="9.99999999">
            <text:p>9.99999999000000000000</text:p>
          </table:table-cell>
          <table:table-cell table:style-name="ce6" table:formula="oooc:=INT([.D24])" office:value-type="float" office:value="9">
            <text:p>9.00000000000000000000</text:p>
          </table:table-cell>
          <table:table-cell/>
          <table:table-cell table:style-name="ce6" table:formula="oooc:=[.D24]+90" office:value-type="float" office:value="99.99999999">
            <text:p>99.99999999000000000000</text:p>
          </table:table-cell>
          <table:table-cell table:style-name="ce6" table:formula="oooc:=INT([.G24])" office:value-type="float" office:value="99">
            <text:p>99.00000000000000000000</text:p>
          </table:table-cell>
          <table:table-cell/>
          <table:table-cell table:style-name="ce6" table:formula="oooc:=[.G24]+900" office:value-type="float" office:value="999.99999999">
            <text:p>999.99999999000000000000</text:p>
          </table:table-cell>
          <table:table-cell table:style-name="ce6" table:formula="oooc:=INT([.J24])" office:value-type="float" office:value="999">
            <text:p>999.00000000000000000000</text:p>
          </table:table-cell>
          <table:table-cell/>
          <table:table-cell table:style-name="ce6" table:formula="oooc:=[.J24]+9000" office:value-type="float" office:value="9999.99999999">
            <text:p>9999.99999999000000000000</text:p>
          </table:table-cell>
          <table:table-cell table:style-name="ce6" table:formula="oooc:=INT([.M24])" office:value-type="float" office:value="9999">
            <text:p>9999.00000000000000000000</text:p>
          </table:table-cell>
          <table:table-cell/>
          <table:table-cell table:style-name="ce6" table:formula="oooc:=[.M24]+90000" office:value-type="float" office:value="99999.99999999">
            <text:p>99999.99999999000000000000</text:p>
          </table:table-cell>
          <table:table-cell table:style-name="ce6" table:formula="oooc:=INT([.P24])" office:value-type="float" office:value="99999">
            <text:p>99999.00000000000000000000</text:p>
          </table:table-cell>
          <table:table-cell/>
          <table:table-cell table:style-name="ce6" table:formula="oooc:=[.P24]+900000" office:value-type="float" office:value="999999.99999999">
            <text:p>999999.99999999000000000000</text:p>
          </table:table-cell>
          <table:table-cell table:style-name="ce6" table:formula="oooc:=INT([.S24])" office:value-type="float" office:value="999999">
            <text:p>999999.00000000000000000000</text:p>
          </table:table-cell>
          <table:table-cell/>
          <table:table-cell table:style-name="ce6" table:formula="oooc:=[.S24]+9000000" office:value-type="float" office:value="10000000">
            <text:p>10000000.00000000000000000000</text:p>
          </table:table-cell>
          <table:table-cell table:style-name="ce6" table:formula="oooc:=INT([.V24])" office:value-type="float" office:value="10000000">
            <text:p>10000000.00000000000000000000</text:p>
          </table:table-cell>
          <table:table-cell table:number-columns-repeated="233"/>
        </table:table-row>
        <table:table-row table:style-name="ro1">
          <table:table-cell table:style-name="ce2" office:value-type="float" office:value="0.999999999">
            <text:p>0.99999999900000000000</text:p>
          </table:table-cell>
          <table:table-cell table:style-name="ce6" table:formula="oooc:=INT([.A25])" office:value-type="float" office:value="0">
            <text:p>0.00000000000000000000</text:p>
          </table:table-cell>
          <table:table-cell/>
          <table:table-cell table:style-name="ce6" table:formula="oooc:=[.A25]+9" office:value-type="float" office:value="9.999999999">
            <text:p>9.99999999900000000000</text:p>
          </table:table-cell>
          <table:table-cell table:style-name="ce6" table:formula="oooc:=INT([.D25])" office:value-type="float" office:value="9">
            <text:p>9.00000000000000000000</text:p>
          </table:table-cell>
          <table:table-cell/>
          <table:table-cell table:style-name="ce6" table:formula="oooc:=[.D25]+90" office:value-type="float" office:value="99.999999999">
            <text:p>99.99999999900000000000</text:p>
          </table:table-cell>
          <table:table-cell table:style-name="ce6" table:formula="oooc:=INT([.G25])" office:value-type="float" office:value="99">
            <text:p>99.00000000000000000000</text:p>
          </table:table-cell>
          <table:table-cell/>
          <table:table-cell table:style-name="ce6" table:formula="oooc:=[.G25]+900" office:value-type="float" office:value="999.999999999">
            <text:p>999.99999999900000000000</text:p>
          </table:table-cell>
          <table:table-cell table:style-name="ce6" table:formula="oooc:=INT([.J25])" office:value-type="float" office:value="999">
            <text:p>999.00000000000000000000</text:p>
          </table:table-cell>
          <table:table-cell/>
          <table:table-cell table:style-name="ce6" table:formula="oooc:=[.J25]+9000" office:value-type="float" office:value="9999.999999999">
            <text:p>9999.99999999900000000000</text:p>
          </table:table-cell>
          <table:table-cell table:style-name="ce6" table:formula="oooc:=INT([.M25])" office:value-type="float" office:value="9999">
            <text:p>9999.00000000000000000000</text:p>
          </table:table-cell>
          <table:table-cell/>
          <table:table-cell table:style-name="ce6" table:formula="oooc:=[.M25]+90000" office:value-type="float" office:value="99999.999999999">
            <text:p>99999.99999999900000000000</text:p>
          </table:table-cell>
          <table:table-cell table:style-name="ce6" table:formula="oooc:=INT([.P25])" office:value-type="float" office:value="99999">
            <text:p>99999.00000000000000000000</text:p>
          </table:table-cell>
          <table:table-cell/>
          <table:table-cell table:style-name="Problem" table:formula="oooc:=[.P25]+900000" office:value-type="float" office:value="999999.999999999">
            <text:p>999999.99999999900000000000</text:p>
          </table:table-cell>
          <table:table-cell table:style-name="Problem" table:formula="oooc:=INT([.S25])" office:value-type="float" office:value="1000000">
            <text:p>1000000.00000000000000000000</text:p>
          </table:table-cell>
          <table:table-cell/>
          <table:table-cell table:style-name="ce6" table:formula="oooc:=[.S25]+9000000" office:value-type="float" office:value="10000000">
            <text:p>10000000.00000000000000000000</text:p>
          </table:table-cell>
          <table:table-cell table:style-name="ce6" table:formula="oooc:=INT([.V25])" office:value-type="float" office:value="10000000">
            <text:p>10000000.00000000000000000000</text:p>
          </table:table-cell>
          <table:table-cell table:number-columns-repeated="233"/>
        </table:table-row>
        <table:table-row table:style-name="ro1">
          <table:table-cell table:style-name="ce2" office:value-type="float" office:value="0.9999999999">
            <text:p>0.99999999990000000000</text:p>
          </table:table-cell>
          <table:table-cell table:style-name="ce6" table:formula="oooc:=INT([.A26])" office:value-type="float" office:value="0">
            <text:p>0.00000000000000000000</text:p>
          </table:table-cell>
          <table:table-cell/>
          <table:table-cell table:style-name="ce6" table:formula="oooc:=[.A26]+9" office:value-type="float" office:value="9.9999999999">
            <text:p>9.99999999990000000000</text:p>
          </table:table-cell>
          <table:table-cell table:style-name="ce6" table:formula="oooc:=INT([.D26])" office:value-type="float" office:value="9">
            <text:p>9.00000000000000000000</text:p>
          </table:table-cell>
          <table:table-cell/>
          <table:table-cell table:style-name="ce6" table:formula="oooc:=[.D26]+90" office:value-type="float" office:value="99.9999999999">
            <text:p>99.99999999990000000000</text:p>
          </table:table-cell>
          <table:table-cell table:style-name="ce6" table:formula="oooc:=INT([.G26])" office:value-type="float" office:value="99">
            <text:p>99.00000000000000000000</text:p>
          </table:table-cell>
          <table:table-cell/>
          <table:table-cell table:style-name="ce6" table:formula="oooc:=[.G26]+900" office:value-type="float" office:value="999.9999999999">
            <text:p>999.99999999990000000000</text:p>
          </table:table-cell>
          <table:table-cell table:style-name="ce6" table:formula="oooc:=INT([.J26])" office:value-type="float" office:value="999">
            <text:p>999.00000000000000000000</text:p>
          </table:table-cell>
          <table:table-cell/>
          <table:table-cell table:style-name="ce6" table:formula="oooc:=[.J26]+9000" office:value-type="float" office:value="9999.9999999999">
            <text:p>9999.99999999990000000000</text:p>
          </table:table-cell>
          <table:table-cell table:style-name="ce6" table:formula="oooc:=INT([.M26])" office:value-type="float" office:value="9999">
            <text:p>9999.00000000000000000000</text:p>
          </table:table-cell>
          <table:table-cell/>
          <table:table-cell table:style-name="ce6" table:formula="oooc:=[.M26]+90000" office:value-type="float" office:value="100000">
            <text:p>100000.00000000000000000000</text:p>
          </table:table-cell>
          <table:table-cell table:style-name="ce6" table:formula="oooc:=INT([.P26])" office:value-type="float" office:value="100000">
            <text:p>100000.00000000000000000000</text:p>
          </table:table-cell>
          <table:table-cell/>
          <table:table-cell table:style-name="ce6" table:formula="oooc:=[.P26]+900000" office:value-type="float" office:value="1000000">
            <text:p>1000000.00000000000000000000</text:p>
          </table:table-cell>
          <table:table-cell table:style-name="ce6" table:formula="oooc:=INT([.S26])" office:value-type="float" office:value="1000000">
            <text:p>1000000.00000000000000000000</text:p>
          </table:table-cell>
          <table:table-cell/>
          <table:table-cell table:style-name="ce6" table:formula="oooc:=[.S26]+9000000" office:value-type="float" office:value="10000000">
            <text:p>10000000.00000000000000000000</text:p>
          </table:table-cell>
          <table:table-cell table:style-name="ce6" table:formula="oooc:=INT([.V26])" office:value-type="float" office:value="10000000">
            <text:p>10000000.00000000000000000000</text:p>
          </table:table-cell>
          <table:table-cell table:number-columns-repeated="233"/>
        </table:table-row>
        <table:table-row table:style-name="ro2">
          <table:table-cell office:value-type="float" office:value="0.99999999999">
            <text:p>0.99999999999000000000</text:p>
          </table:table-cell>
          <table:table-cell table:style-name="ce6" table:formula="oooc:=INT([.A27])" office:value-type="float" office:value="0">
            <text:p>0.00000000000000000000</text:p>
          </table:table-cell>
          <table:table-cell/>
          <table:table-cell table:style-name="ce6" table:formula="oooc:=[.A27]+9" office:value-type="float" office:value="9.99999999999">
            <text:p>9.99999999999000000000</text:p>
          </table:table-cell>
          <table:table-cell table:style-name="ce6" table:formula="oooc:=INT([.D27])" office:value-type="float" office:value="9">
            <text:p>9.00000000000000000000</text:p>
          </table:table-cell>
          <table:table-cell/>
          <table:table-cell table:style-name="ce6" table:formula="oooc:=[.D27]+90" office:value-type="float" office:value="99.99999999999">
            <text:p>99.99999999999000000000</text:p>
          </table:table-cell>
          <table:table-cell table:style-name="ce6" table:formula="oooc:=INT([.G27])" office:value-type="float" office:value="99">
            <text:p>99.00000000000000000000</text:p>
          </table:table-cell>
          <table:table-cell/>
          <table:table-cell table:style-name="ce6" table:formula="oooc:=[.G27]+900" office:value-type="float" office:value="999.99999999999">
            <text:p>999.99999999999000000000</text:p>
          </table:table-cell>
          <table:table-cell table:style-name="ce6" table:formula="oooc:=INT([.J27])" office:value-type="float" office:value="999">
            <text:p>999.00000000000000000000</text:p>
          </table:table-cell>
          <table:table-cell/>
          <table:table-cell table:style-name="Problem" table:formula="oooc:=[.J27]+9000" office:value-type="float" office:value="9999.99999999999">
            <text:p>9999.99999999999000000000</text:p>
          </table:table-cell>
          <table:table-cell table:style-name="Problem" table:formula="oooc:=INT([.M27])" office:value-type="float" office:value="10000">
            <text:p>10000.00000000000000000000</text:p>
          </table:table-cell>
          <table:table-cell/>
          <table:table-cell table:style-name="ce6" table:formula="oooc:=[.M27]+90000" office:value-type="float" office:value="100000">
            <text:p>100000.00000000000000000000</text:p>
          </table:table-cell>
          <table:table-cell table:style-name="ce6" table:formula="oooc:=INT([.P27])" office:value-type="float" office:value="100000">
            <text:p>100000.00000000000000000000</text:p>
          </table:table-cell>
          <table:table-cell/>
          <table:table-cell table:style-name="ce6" table:formula="oooc:=[.P27]+900000" office:value-type="float" office:value="1000000">
            <text:p>1000000.00000000000000000000</text:p>
          </table:table-cell>
          <table:table-cell table:style-name="ce6" table:formula="oooc:=INT([.S27])" office:value-type="float" office:value="1000000">
            <text:p>1000000.00000000000000000000</text:p>
          </table:table-cell>
          <table:table-cell/>
          <table:table-cell table:style-name="ce6" table:formula="oooc:=[.S27]+9000000" office:value-type="float" office:value="10000000">
            <text:p>10000000.00000000000000000000</text:p>
          </table:table-cell>
          <table:table-cell table:style-name="ce6" table:formula="oooc:=INT([.V27])" office:value-type="float" office:value="10000000">
            <text:p>10000000.00000000000000000000</text:p>
          </table:table-cell>
          <table:table-cell table:number-columns-repeated="233"/>
        </table:table-row>
        <table:table-row table:style-name="ro2">
          <table:table-cell office:value-type="float" office:value="0.999999999999">
            <text:p>0.99999999999900000000</text:p>
          </table:table-cell>
          <table:table-cell table:style-name="ce6" table:formula="oooc:=INT([.A28])" office:value-type="float" office:value="0">
            <text:p>0.00000000000000000000</text:p>
          </table:table-cell>
          <table:table-cell/>
          <table:table-cell table:style-name="ce6" table:formula="oooc:=[.A28]+9" office:value-type="float" office:value="9.999999999999">
            <text:p>9.99999999999900000000</text:p>
          </table:table-cell>
          <table:table-cell table:style-name="ce6" table:formula="oooc:=INT([.D28])" office:value-type="float" office:value="9">
            <text:p>9.00000000000000000000</text:p>
          </table:table-cell>
          <table:table-cell/>
          <table:table-cell table:style-name="ce6" table:formula="oooc:=[.D28]+90" office:value-type="float" office:value="99.999999999999">
            <text:p>99.99999999999900000000</text:p>
          </table:table-cell>
          <table:table-cell table:style-name="ce6" table:formula="oooc:=INT([.G28])" office:value-type="float" office:value="99">
            <text:p>99.00000000000000000000</text:p>
          </table:table-cell>
          <table:table-cell/>
          <table:table-cell table:style-name="Problem" table:formula="oooc:=[.G28]+900" office:value-type="float" office:value="999.999999999999">
            <text:p>999.99999999999900000000</text:p>
          </table:table-cell>
          <table:table-cell table:style-name="Problem" table:formula="oooc:=INT([.J28])" office:value-type="float" office:value="1000">
            <text:p>1000.00000000000000000000</text:p>
          </table:table-cell>
          <table:table-cell/>
          <table:table-cell table:style-name="ce6" table:formula="oooc:=[.J28]+9000" office:value-type="float" office:value="10000">
            <text:p>10000.00000000000000000000</text:p>
          </table:table-cell>
          <table:table-cell table:style-name="ce6" table:formula="oooc:=INT([.M28])" office:value-type="float" office:value="10000">
            <text:p>10000.00000000000000000000</text:p>
          </table:table-cell>
          <table:table-cell/>
          <table:table-cell table:style-name="ce6" table:formula="oooc:=[.M28]+90000" office:value-type="float" office:value="100000">
            <text:p>100000.00000000000000000000</text:p>
          </table:table-cell>
          <table:table-cell table:style-name="ce6" table:formula="oooc:=INT([.P28])" office:value-type="float" office:value="100000">
            <text:p>100000.00000000000000000000</text:p>
          </table:table-cell>
          <table:table-cell/>
          <table:table-cell table:style-name="ce6" table:formula="oooc:=[.P28]+900000" office:value-type="float" office:value="1000000">
            <text:p>1000000.00000000000000000000</text:p>
          </table:table-cell>
          <table:table-cell table:style-name="ce6" table:formula="oooc:=INT([.S28])" office:value-type="float" office:value="1000000">
            <text:p>1000000.00000000000000000000</text:p>
          </table:table-cell>
          <table:table-cell/>
          <table:table-cell table:style-name="ce6" table:formula="oooc:=[.S28]+9000000" office:value-type="float" office:value="10000000">
            <text:p>10000000.00000000000000000000</text:p>
          </table:table-cell>
          <table:table-cell table:style-name="ce6" table:formula="oooc:=INT([.V28])" office:value-type="float" office:value="10000000">
            <text:p>10000000.00000000000000000000</text:p>
          </table:table-cell>
          <table:table-cell table:number-columns-repeated="233"/>
        </table:table-row>
        <table:table-row table:style-name="ro2">
          <table:table-cell office:value-type="float" office:value="0.9999999999999">
            <text:p>0.99999999999990000000</text:p>
          </table:table-cell>
          <table:table-cell table:style-name="ce6" table:formula="oooc:=INT([.A29])" office:value-type="float" office:value="0">
            <text:p>0.00000000000000000000</text:p>
          </table:table-cell>
          <table:table-cell/>
          <table:table-cell table:style-name="ce6" table:formula="oooc:=[.A29]+9" office:value-type="float" office:value="9.9999999999999">
            <text:p>9.99999999999990000000</text:p>
          </table:table-cell>
          <table:table-cell table:style-name="ce6" table:formula="oooc:=INT([.D29])" office:value-type="float" office:value="9">
            <text:p>9.00000000000000000000</text:p>
          </table:table-cell>
          <table:table-cell/>
          <table:table-cell table:style-name="Problem" table:formula="oooc:=[.D29]+90" office:value-type="float" office:value="99.9999999999999">
            <text:p>99.99999999999990000000</text:p>
          </table:table-cell>
          <table:table-cell table:style-name="Problem" table:formula="oooc:=INT([.G29])" office:value-type="float" office:value="100">
            <text:p>100.00000000000000000000</text:p>
          </table:table-cell>
          <table:table-cell/>
          <table:table-cell table:style-name="ce6" table:formula="oooc:=[.G29]+900" office:value-type="float" office:value="1000">
            <text:p>1000.00000000000000000000</text:p>
          </table:table-cell>
          <table:table-cell table:style-name="ce6" table:formula="oooc:=INT([.J29])" office:value-type="float" office:value="1000">
            <text:p>1000.00000000000000000000</text:p>
          </table:table-cell>
          <table:table-cell/>
          <table:table-cell table:style-name="ce6" table:formula="oooc:=[.J29]+9000" office:value-type="float" office:value="10000">
            <text:p>10000.00000000000000000000</text:p>
          </table:table-cell>
          <table:table-cell table:style-name="ce6" table:formula="oooc:=INT([.M29])" office:value-type="float" office:value="10000">
            <text:p>10000.00000000000000000000</text:p>
          </table:table-cell>
          <table:table-cell/>
          <table:table-cell table:style-name="ce6" table:formula="oooc:=[.M29]+90000" office:value-type="float" office:value="100000">
            <text:p>100000.00000000000000000000</text:p>
          </table:table-cell>
          <table:table-cell table:style-name="ce6" table:formula="oooc:=INT([.P29])" office:value-type="float" office:value="100000">
            <text:p>100000.00000000000000000000</text:p>
          </table:table-cell>
          <table:table-cell/>
          <table:table-cell table:style-name="ce6" table:formula="oooc:=[.P29]+900000" office:value-type="float" office:value="1000000">
            <text:p>1000000.00000000000000000000</text:p>
          </table:table-cell>
          <table:table-cell table:style-name="ce6" table:formula="oooc:=INT([.S29])" office:value-type="float" office:value="1000000">
            <text:p>1000000.00000000000000000000</text:p>
          </table:table-cell>
          <table:table-cell/>
          <table:table-cell table:style-name="ce6" table:formula="oooc:=[.S29]+9000000" office:value-type="float" office:value="10000000">
            <text:p>10000000.00000000000000000000</text:p>
          </table:table-cell>
          <table:table-cell table:style-name="ce6" table:formula="oooc:=INT([.V29])" office:value-type="float" office:value="10000000">
            <text:p>10000000.00000000000000000000</text:p>
          </table:table-cell>
          <table:table-cell table:number-columns-repeated="233"/>
        </table:table-row>
        <table:table-row table:style-name="ro2">
          <table:table-cell office:value-type="float" office:value="0.99999999999999">
            <text:p>0.99999999999999000000</text:p>
          </table:table-cell>
          <table:table-cell table:style-name="ce6" table:formula="oooc:=INT([.A30])" office:value-type="float" office:value="0">
            <text:p>0.00000000000000000000</text:p>
          </table:table-cell>
          <table:table-cell/>
          <table:table-cell table:style-name="Problem" table:formula="oooc:=[.A30]+9" office:value-type="float" office:value="9.99999999999999">
            <text:p>9.99999999999999000000</text:p>
          </table:table-cell>
          <table:table-cell table:style-name="Problem" table:formula="oooc:=INT([.D30])" office:value-type="float" office:value="10">
            <text:p>10.00000000000000000000</text:p>
          </table:table-cell>
          <table:table-cell/>
          <table:table-cell table:style-name="ce6" table:formula="oooc:=[.D30]+90" office:value-type="float" office:value="100">
            <text:p>100.00000000000000000000</text:p>
          </table:table-cell>
          <table:table-cell table:style-name="ce6" table:formula="oooc:=INT([.G30])" office:value-type="float" office:value="100">
            <text:p>100.00000000000000000000</text:p>
          </table:table-cell>
          <table:table-cell/>
          <table:table-cell table:style-name="ce6" table:formula="oooc:=[.G30]+900" office:value-type="float" office:value="1000">
            <text:p>1000.00000000000000000000</text:p>
          </table:table-cell>
          <table:table-cell table:style-name="ce6" table:formula="oooc:=INT([.J30])" office:value-type="float" office:value="1000">
            <text:p>1000.00000000000000000000</text:p>
          </table:table-cell>
          <table:table-cell/>
          <table:table-cell table:style-name="ce6" table:formula="oooc:=[.J30]+9000" office:value-type="float" office:value="10000">
            <text:p>10000.00000000000000000000</text:p>
          </table:table-cell>
          <table:table-cell table:style-name="ce6" table:formula="oooc:=INT([.M30])" office:value-type="float" office:value="10000">
            <text:p>10000.00000000000000000000</text:p>
          </table:table-cell>
          <table:table-cell/>
          <table:table-cell table:style-name="ce6" table:formula="oooc:=[.M30]+90000" office:value-type="float" office:value="100000">
            <text:p>100000.00000000000000000000</text:p>
          </table:table-cell>
          <table:table-cell table:style-name="ce6" table:formula="oooc:=INT([.P30])" office:value-type="float" office:value="100000">
            <text:p>100000.00000000000000000000</text:p>
          </table:table-cell>
          <table:table-cell/>
          <table:table-cell table:style-name="ce6" table:formula="oooc:=[.P30]+900000" office:value-type="float" office:value="1000000">
            <text:p>1000000.00000000000000000000</text:p>
          </table:table-cell>
          <table:table-cell table:style-name="ce6" table:formula="oooc:=INT([.S30])" office:value-type="float" office:value="1000000">
            <text:p>1000000.00000000000000000000</text:p>
          </table:table-cell>
          <table:table-cell/>
          <table:table-cell table:style-name="ce6" table:formula="oooc:=[.S30]+9000000" office:value-type="float" office:value="10000000">
            <text:p>10000000.00000000000000000000</text:p>
          </table:table-cell>
          <table:table-cell table:style-name="ce6" table:formula="oooc:=INT([.V30])" office:value-type="float" office:value="10000000">
            <text:p>10000000.00000000000000000000</text:p>
          </table:table-cell>
          <table:table-cell table:number-columns-repeated="233"/>
        </table:table-row>
        <table:table-row table:style-name="ro2">
          <table:table-cell office:value-type="float" office:value="0.999999999999999">
            <text:p>0.99999999999999900000</text:p>
          </table:table-cell>
          <table:table-cell table:style-name="ce6" table:formula="oooc:=INT([.A31])" office:value-type="float" office:value="0">
            <text:p>0.00000000000000000000</text:p>
          </table:table-cell>
          <table:table-cell/>
          <table:table-cell table:style-name="ce6" table:formula="oooc:=[.A31]+9" office:value-type="float" office:value="10">
            <text:p>10.00000000000000000000</text:p>
          </table:table-cell>
          <table:table-cell table:style-name="ce6" table:formula="oooc:=INT([.D31])" office:value-type="float" office:value="10">
            <text:p>10.00000000000000000000</text:p>
          </table:table-cell>
          <table:table-cell/>
          <table:table-cell table:style-name="ce6" table:formula="oooc:=[.D31]+90" office:value-type="float" office:value="100">
            <text:p>100.00000000000000000000</text:p>
          </table:table-cell>
          <table:table-cell table:style-name="ce6" table:formula="oooc:=INT([.G31])" office:value-type="float" office:value="100">
            <text:p>100.00000000000000000000</text:p>
          </table:table-cell>
          <table:table-cell/>
          <table:table-cell table:style-name="ce6" table:formula="oooc:=[.G31]+900" office:value-type="float" office:value="1000">
            <text:p>1000.00000000000000000000</text:p>
          </table:table-cell>
          <table:table-cell table:style-name="ce6" table:formula="oooc:=INT([.J31])" office:value-type="float" office:value="1000">
            <text:p>1000.00000000000000000000</text:p>
          </table:table-cell>
          <table:table-cell/>
          <table:table-cell table:style-name="ce6" table:formula="oooc:=[.J31]+9000" office:value-type="float" office:value="10000">
            <text:p>10000.00000000000000000000</text:p>
          </table:table-cell>
          <table:table-cell table:style-name="ce6" table:formula="oooc:=INT([.M31])" office:value-type="float" office:value="10000">
            <text:p>10000.00000000000000000000</text:p>
          </table:table-cell>
          <table:table-cell/>
          <table:table-cell table:style-name="ce6" table:formula="oooc:=[.M31]+90000" office:value-type="float" office:value="100000">
            <text:p>100000.00000000000000000000</text:p>
          </table:table-cell>
          <table:table-cell table:style-name="ce6" table:formula="oooc:=INT([.P31])" office:value-type="float" office:value="100000">
            <text:p>100000.00000000000000000000</text:p>
          </table:table-cell>
          <table:table-cell/>
          <table:table-cell table:style-name="ce6" table:formula="oooc:=[.P31]+900000" office:value-type="float" office:value="1000000">
            <text:p>1000000.00000000000000000000</text:p>
          </table:table-cell>
          <table:table-cell table:style-name="ce6" table:formula="oooc:=INT([.S31])" office:value-type="float" office:value="1000000">
            <text:p>1000000.00000000000000000000</text:p>
          </table:table-cell>
          <table:table-cell/>
          <table:table-cell table:style-name="ce6" table:formula="oooc:=[.S31]+9000000" office:value-type="float" office:value="10000000">
            <text:p>10000000.00000000000000000000</text:p>
          </table:table-cell>
          <table:table-cell table:style-name="ce6" table:formula="oooc:=INT([.V31])" office:value-type="float" office:value="10000000">
            <text:p>10000000.00000000000000000000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 table:number-rows-repeated="30">
          <table:table-cell/>
          <table:table-cell table:style-name="ce6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 table:number-rows-repeated="30">
          <table:table-cell/>
          <table:table-cell table:style-name="ce6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 table:number-rows-repeated="61">
          <table:table-cell/>
          <table:table-cell table:style-name="ce6"/>
          <table:table-cell table:number-columns-repeated="254"/>
        </table:table-row>
        <table:table-row table:style-name="ro2" table:number-rows-repeated="6538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1" style:language-asian="zxx" style:country-asian="none" style:font-name-complex="Tahoma" style:language-complex="ar" style:country-complex="EG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2">
      <number:number number:decimal-places="20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14" number:min-integer-digits="1"/>
    </number:number-style>
    <number:number-style style:name="N127">
      <number:number number:decimal-places="15" number:min-integer-digits="1"/>
    </number:number-style>
    <number:number-style style:name="N128">
      <number:number number:decimal-places="16" number:min-integer-digits="1"/>
    </number:number-style>
    <number:number-style style:name="N129">
      <number:number number:decimal-places="17" number:min-integer-digits="1"/>
    </number:number-style>
    <number:number-style style:name="N130">
      <number:number number:decimal-places="18" number:min-integer-digits="1"/>
    </number:number-style>
    <number:number-style style:name="N131">
      <number:number number:decimal-places="19" number:min-integer-digits="1"/>
    </number:number-style>
    <number:number-style style:name="N133">
      <number:number number:decimal-places="1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oblem" style:family="table-cell" style:parent-style-name="Default" style:data-style-name="N132">
      <style:text-properties fo:color="#b80047" style:font-name="Arial" fo:font-weight="bold" style:font-weight-asian="bold" style:font-weight-complex="bold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4">03/24/2008</text:date>, <text:time>20:4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Kohei Yoshida</meta:initial-creator>
    <meta:creation-date>2008-03-24T10:48:44</meta:creation-date>
    <dc:creator>Kohei Yoshida</dc:creator>
    <dc:date>2008-03-24T20:49:08</dc:date>
    <meta:editing-cycles>35</meta:editing-cycles>
    <meta:editing-duration>PT2H22M52S</meta:editing-duration>
    <meta:user-defined meta:name="Info 1"/>
    <meta:user-defined meta:name="Info 2"/>
    <meta:user-defined meta:name="Info 3"/>
    <meta:user-defined meta:name="Info 4"/>
    <meta:document-statistic meta:table-count="3" meta:cell-count="496"/>
  </office:meta>
</office:document-meta>
</file>